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2772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/>
    <style:style style:name="ce3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425in" svg:height="5.9055in" svg:x="12.1571in" svg:y="0in">
            <draw:object draw:notify-on-update-of-ranges="Sheet1.A2:Sheet1.A9 Sheet1.B1:Sheet1.B1 Sheet1.B2:Sheet1.B9 Sheet1.C1:Sheet1.C1 Sheet1.C2:Sheet1.C9 Sheet1.D1:Sheet1.D1 Sheet1.D2:Sheet1.D9 Sheet1.E1:Sheet1.E1 Sheet1.E2:Sheet1.E9 Sheet1.F1:Sheet1.F1 Sheet1.F2:Sheet1.F9 Sheet1.G1:Sheet1.G1 Sheet1.G2:Sheet1.G9 Sheet1.H1:Sheet1.H1 Sheet1.H2:Sheet1.H9 Sheet1.I1:Sheet1.I1 Sheet1.I2:Sheet1.I9 Sheet1.J1:Sheet1.J1 Sheet1.J2:Sheet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5in" svg:height="5.9055in" svg:x="12.1012in" svg:y="6.213in">
            <draw:object draw:notify-on-update-of-ranges="Sheet1.A19:Sheet1.A22 Sheet1.B14:Sheet1.B14 Sheet1.B19:Sheet1.B22 Sheet1.C14:Sheet1.C14 Sheet1.C19:Sheet1.C22 Sheet1.D14:Sheet1.D14 Sheet1.D19:Sheet1.D22 Sheet1.E14:Sheet1.E14 Sheet1.E19:Sheet1.E22 Sheet1.F14:Sheet1.F14 Sheet1.F19:Sheet1.F22 Sheet1.G14:Sheet1.G14 Sheet1.G19:Sheet1.G22 Sheet1.H14:Sheet1.H14 Sheet1.H19:Sheet1.H22 Sheet1.I14:Sheet1.I14 Sheet1.I19:Sheet1.I22 Sheet1.J14:Sheet1.J14 Sheet1.J19:Sheet1.J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11.9374in">
            <draw:object draw:notify-on-update-of-ranges="Sheet1.A32:Sheet1.A32 Sheet1.A33:Sheet1.A41 Sheet1.B32:Sheet1.B32 Sheet1.B33:Sheet1.B41 Sheet1.C32:Sheet1.C32 Sheet1.C33:Sheet1.C41 Sheet1.D32:Sheet1.D32 Sheet1.D33:Sheet1.D41 Sheet1.E32:Sheet1.E32 Sheet1.E33:Sheet1.E41 Sheet1.F32:Sheet1.F32 Sheet1.F33:Sheet1.F41 Sheet1.G32:Sheet1.G32 Sheet1.G33:Sheet1.G41 Sheet1.H32:Sheet1.H32 Sheet1.H33:Sheet1.H41 Sheet1.I32:Sheet1.I32 Sheet1.I33:Sheet1.I41 Sheet1.J32:Sheet1.J32 Sheet1.J33:Sheet1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4043in" svg:y="11.9823in">
            <draw:object draw:notify-on-update-of-ranges="Sheet1.A48:Sheet1.A52 Sheet1.B43:Sheet1.B43 Sheet1.B48:Sheet1.B52 Sheet1.C43:Sheet1.C43 Sheet1.C48:Sheet1.C52 Sheet1.D43:Sheet1.D43 Sheet1.D48:Sheet1.D52 Sheet1.E43:Sheet1.E43 Sheet1.E48:Sheet1.E52 Sheet1.F43:Sheet1.F43 Sheet1.F48:Sheet1.F52 Sheet1.G43:Sheet1.G43 Sheet1.G48:Sheet1.G52 Sheet1.H43:Sheet1.H43 Sheet1.H48:Sheet1.H52 Sheet1.I43:Sheet1.I43 Sheet1.I48:Sheet1.I52 Sheet1.J43:Sheet1.J43 Sheet1.J48:Sheet1.J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196" calcext:value-type="float">
            <text:p>1.96E-07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363" calcext:value-type="float">
            <text:p>3.63E-07</text:p>
          </table:table-cell>
          <table:table-cell office:value-type="float" office:value="0.000002731" calcext:value-type="float">
            <text:p>2.73E-06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6545" calcext:value-type="float">
            <text:p>6.55E-04</text:p>
          </table:table-cell>
          <table:table-cell office:value-type="float" office:value="0.000006661" calcext:value-type="float">
            <text:p>6.66E-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196" calcext:value-type="float">
            <text:p>2.20E-06</text:p>
          </table:table-cell>
          <table:table-cell office:value-type="float" office:value="0.00000282" calcext:value-type="float">
            <text:p>2.82E-06</text:p>
          </table:table-cell>
          <table:table-cell office:value-type="float" office:value="0.000002184" calcext:value-type="float">
            <text:p>2.18E-06</text:p>
          </table:table-cell>
          <table:table-cell office:value-type="float" office:value="0.000003225" calcext:value-type="float">
            <text:p>3.23E-06</text:p>
          </table:table-cell>
          <table:table-cell office:value-type="float" office:value="0.000003578" calcext:value-type="float">
            <text:p>3.58E-06</text:p>
          </table:table-cell>
          <table:table-cell office:value-type="float" office:value="0.000003707" calcext:value-type="float">
            <text:p>3.71E-06</text:p>
          </table:table-cell>
          <table:table-cell office:value-type="float" office:value="0.00008577" calcext:value-type="float">
            <text:p>8.58E-05</text:p>
          </table:table-cell>
          <table:table-cell office:value-type="float" office:value="0.0005272" calcext:value-type="float">
            <text:p>5.27E-04</text:p>
          </table:table-cell>
          <table:table-cell office:value-type="float" office:value="0.0001352" calcext:value-type="float">
            <text:p>1.35E-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2203" calcext:value-type="float">
            <text:p>2.20E-05</text:p>
          </table:table-cell>
          <table:table-cell office:value-type="float" office:value="0.00003594" calcext:value-type="float">
            <text:p>3.59E-05</text:p>
          </table:table-cell>
          <table:table-cell office:value-type="float" office:value="0.00002351" calcext:value-type="float">
            <text:p>2.35E-05</text:p>
          </table:table-cell>
          <table:table-cell office:value-type="float" office:value="0.00003719" calcext:value-type="float">
            <text:p>3.72E-05</text:p>
          </table:table-cell>
          <table:table-cell office:value-type="float" office:value="0.00001155" calcext:value-type="float">
            <text:p>1.16E-05</text:p>
          </table:table-cell>
          <table:table-cell office:value-type="float" office:value="0.00001532" calcext:value-type="float">
            <text:p>1.53E-05</text:p>
          </table:table-cell>
          <table:table-cell office:value-type="float" office:value="0.00006716" calcext:value-type="float">
            <text:p>6.72E-05</text:p>
          </table:table-cell>
          <table:table-cell office:value-type="float" office:value="0.0005417" calcext:value-type="float">
            <text:p>5.42E-04</text:p>
          </table:table-cell>
          <table:table-cell office:value-type="float" office:value="0.0001877" calcext:value-type="float">
            <text:p>1.88E-0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2435" calcext:value-type="float">
            <text:p>2.44E-04</text:p>
          </table:table-cell>
          <table:table-cell office:value-type="float" office:value="0.0004503" calcext:value-type="float">
            <text:p>4.50E-04</text:p>
          </table:table-cell>
          <table:table-cell office:value-type="float" office:value="0.0002034" calcext:value-type="float">
            <text:p>2.03E-04</text:p>
          </table:table-cell>
          <table:table-cell office:value-type="float" office:value="0.0004995" calcext:value-type="float">
            <text:p>5.00E-04</text:p>
          </table:table-cell>
          <table:table-cell office:value-type="float" office:value="0.00008398" calcext:value-type="float">
            <text:p>8.40E-05</text:p>
          </table:table-cell>
          <table:table-cell office:value-type="float" office:value="0.0001229" calcext:value-type="float">
            <text:p>1.23E-04</text:p>
          </table:table-cell>
          <table:table-cell office:value-type="float" office:value="0.0001068" calcext:value-type="float">
            <text:p>1.07E-04</text:p>
          </table:table-cell>
          <table:table-cell office:value-type="float" office:value="0.0005498" calcext:value-type="float">
            <text:p>5.50E-04</text:p>
          </table:table-cell>
          <table:table-cell office:value-type="float" office:value="0.000334" calcext:value-type="float">
            <text:p>3.34E-0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2666" calcext:value-type="float">
            <text:p>2.67E-03</text:p>
          </table:table-cell>
          <table:table-cell office:value-type="float" office:value="0.005738" calcext:value-type="float">
            <text:p>5.74E-03</text:p>
          </table:table-cell>
          <table:table-cell office:value-type="float" office:value="0.0008522" calcext:value-type="float">
            <text:p>8.52E-04</text:p>
          </table:table-cell>
          <table:table-cell office:value-type="float" office:value="0.001969" calcext:value-type="float">
            <text:p>1.97E-03</text:p>
          </table:table-cell>
          <table:table-cell office:value-type="float" office:value="0.000841" calcext:value-type="float">
            <text:p>8.41E-04</text:p>
          </table:table-cell>
          <table:table-cell office:value-type="float" office:value="0.001247" calcext:value-type="float">
            <text:p>1.25E-03</text:p>
          </table:table-cell>
          <table:table-cell office:value-type="float" office:value="0.0007171" calcext:value-type="float">
            <text:p>7.17E-04</text:p>
          </table:table-cell>
          <table:table-cell office:value-type="float" office:value="0.0008392" calcext:value-type="float">
            <text:p>8.39E-04</text:p>
          </table:table-cell>
          <table:table-cell office:value-type="float" office:value="0.001211" calcext:value-type="float">
            <text:p>1.21E-03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92" calcext:value-type="float">
            <text:p>2.92E-02</text:p>
          </table:table-cell>
          <table:table-cell office:value-type="float" office:value="0.06856" calcext:value-type="float">
            <text:p>6.86E-02</text:p>
          </table:table-cell>
          <table:table-cell office:value-type="float" office:value="0.008773" calcext:value-type="float">
            <text:p>8.77E-03</text:p>
          </table:table-cell>
          <table:table-cell office:value-type="float" office:value="0.01673" calcext:value-type="float">
            <text:p>1.67E-02</text:p>
          </table:table-cell>
          <table:table-cell office:value-type="float" office:value="0.003691" calcext:value-type="float">
            <text:p>3.69E-03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0.006974" calcext:value-type="float">
            <text:p>6.97E-03</text:p>
          </table:table-cell>
          <table:table-cell office:value-type="float" office:value="0.004925" calcext:value-type="float">
            <text:p>4.93E-03</text:p>
          </table:table-cell>
          <table:table-cell office:value-type="float" office:value="0.00586" calcext:value-type="float">
            <text:p>5.86E-03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797" calcext:value-type="float">
            <text:p>7.97E-01</text:p>
          </table:table-cell>
          <table:table-cell office:value-type="float" office:value="0.09855" calcext:value-type="float">
            <text:p>9.86E-02</text:p>
          </table:table-cell>
          <table:table-cell office:value-type="float" office:value="0.1977" calcext:value-type="float">
            <text:p>1.98E-01</text:p>
          </table:table-cell>
          <table:table-cell office:value-type="float" office:value="0.04075" calcext:value-type="float">
            <text:p>4.08E-02</text:p>
          </table:table-cell>
          <table:table-cell office:value-type="float" office:value="0.1561" calcext:value-type="float">
            <text:p>1.56E-01</text:p>
          </table:table-cell>
          <table:table-cell office:value-type="float" office:value="0.06865" calcext:value-type="float">
            <text:p>6.87E-02</text:p>
          </table:table-cell>
          <table:table-cell office:value-type="float" office:value="0.06358" calcext:value-type="float">
            <text:p>6.36E-02</text:p>
          </table:table-cell>
          <table:table-cell office:value-type="float" office:value="0.05115" calcext:value-type="float">
            <text:p>5.12E-02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.492" calcext:value-type="float">
            <text:p>3.49E+00</text:p>
          </table:table-cell>
          <table:table-cell office:value-type="float" office:value="9.408" calcext:value-type="float">
            <text:p>9.41E+00</text:p>
          </table:table-cell>
          <table:table-cell office:value-type="float" office:value="1.093" calcext:value-type="float">
            <text:p>1.09E+00</text:p>
          </table:table-cell>
          <table:table-cell office:value-type="float" office:value="2.27" calcext:value-type="float">
            <text:p>2.27E+00</text:p>
          </table:table-cell>
          <table:table-cell office:value-type="float" office:value="0.4246" calcext:value-type="float">
            <text:p>4.25E-01</text:p>
          </table:table-cell>
          <table:table-cell office:value-type="float" office:value="1.494" calcext:value-type="float">
            <text:p>1.49E+00</text:p>
          </table:table-cell>
          <table:table-cell office:value-type="float" office:value="0.7086" calcext:value-type="float">
            <text:p>7.09E-01</text:p>
          </table:table-cell>
          <table:table-cell office:value-type="float" office:value="0.5895" calcext:value-type="float">
            <text:p>5.90E-01</text:p>
          </table:table-cell>
          <table:table-cell office:value-type="float" office:value="0.5048" calcext:value-type="float">
            <text:p>5.05E-01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[.B1]" office:value-type="string" office:string-value="Standard unstable" calcext:value-type="string">
            <text:p>Standard unstable</text:p>
          </table:table-cell>
          <table:table-cell table:style-name="Default" table:formula="of:=[.C1]" office:value-type="string" office:string-value="Standard stable" calcext:value-type="string">
            <text:p>Standard stable</text:p>
          </table:table-cell>
          <table:table-cell table:style-name="Default" table:formula="of:=[.D1]" office:value-type="string" office:string-value="Rayon unstable" calcext:value-type="string">
            <text:p>Rayon unstable</text:p>
          </table:table-cell>
          <table:table-cell table:style-name="Default" table:formula="of:=[.E1]" office:value-type="string" office:string-value="Rayon stable" calcext:value-type="string">
            <text:p>Rayon stable</text:p>
          </table:table-cell>
          <table:table-cell table:style-name="Default" table:formula="of:=[.F1]" office:value-type="string" office:string-value="Rdst" calcext:value-type="string">
            <text:p>Rdst</text:p>
          </table:table-cell>
          <table:table-cell table:style-name="Default" table:formula="of:=[.G1]" office:value-type="string" office:string-value="Rdxsort" calcext:value-type="string">
            <text:p>Rdxsort</text:p>
          </table:table-cell>
          <table:table-cell table:style-name="Default" table:formula="of:=[.H1]" office:value-type="string" office:string-value="Radix 1" calcext:value-type="string">
            <text:p>Radix 1</text:p>
          </table:table-cell>
          <table:table-cell table:style-name="Default" table:formula="of:=[.I1]" office:value-type="string" office:string-value="Radix 2" calcext:value-type="string">
            <text:p>Radix 2</text:p>
          </table:table-cell>
          <table:table-cell table:style-name="Default" table:formula="of:=[.J1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2]/[.$A2]" office:value-type="float" office:value="0.0000000178" calcext:value-type="float">
            <text:p>1.78E-08</text:p>
          </table:table-cell>
          <table:table-cell table:formula="of:=[.C2]/[.$A2]" office:value-type="float" office:value="0.0000000196" calcext:value-type="float">
            <text:p>1.96E-08</text:p>
          </table:table-cell>
          <table:table-cell table:formula="of:=[.D2]/[.$A2]" office:value-type="float" office:value="0.0000000185" calcext:value-type="float">
            <text:p>1.85E-08</text:p>
          </table:table-cell>
          <table:table-cell table:formula="of:=[.E2]/[.$A2]" office:value-type="float" office:value="0.0000000178" calcext:value-type="float">
            <text:p>1.78E-08</text:p>
          </table:table-cell>
          <table:table-cell table:formula="of:=[.F2]/[.$A2]" office:value-type="float" office:value="0.0000000363" calcext:value-type="float">
            <text:p>3.63E-08</text:p>
          </table:table-cell>
          <table:table-cell table:formula="of:=[.G2]/[.$A2]" office:value-type="float" office:value="0.0000002731" calcext:value-type="float">
            <text:p>2.73E-07</text:p>
          </table:table-cell>
          <table:table-cell table:formula="of:=[.H2]/[.$A2]" office:value-type="float" office:value="0.000012" calcext:value-type="float">
            <text:p>1.20E-05</text:p>
          </table:table-cell>
          <table:table-cell table:formula="of:=[.I2]/[.$A2]" office:value-type="float" office:value="0.00006545" calcext:value-type="float">
            <text:p>6.55E-05</text:p>
          </table:table-cell>
          <table:table-cell table:formula="of:=[.J2]/[.$A2]" office:value-type="float" office:value="0.0000006661" calcext:value-type="float">
            <text:p>6.66E-07</text:p>
          </table:table-cell>
          <table:table-cell/>
        </table:table-row>
        <table:table-row table:style-name="ro1">
          <table:table-cell table:formula="of:=[.A3]" office:value-type="float" office:value="100" calcext:value-type="float">
            <text:p>100</text:p>
          </table:table-cell>
          <table:table-cell table:formula="of:=[.B3]/[.$A3]" office:value-type="float" office:value="0.00000002196" calcext:value-type="float">
            <text:p>2.20E-08</text:p>
          </table:table-cell>
          <table:table-cell table:formula="of:=[.C3]/[.$A3]" office:value-type="float" office:value="0.0000000282" calcext:value-type="float">
            <text:p>2.82E-08</text:p>
          </table:table-cell>
          <table:table-cell table:formula="of:=[.D3]/[.$A3]" office:value-type="float" office:value="0.00000002184" calcext:value-type="float">
            <text:p>2.18E-08</text:p>
          </table:table-cell>
          <table:table-cell table:formula="of:=[.E3]/[.$A3]" office:value-type="float" office:value="0.00000003225" calcext:value-type="float">
            <text:p>3.23E-08</text:p>
          </table:table-cell>
          <table:table-cell table:formula="of:=[.F3]/[.$A3]" office:value-type="float" office:value="0.00000003578" calcext:value-type="float">
            <text:p>3.58E-08</text:p>
          </table:table-cell>
          <table:table-cell table:formula="of:=[.G3]/[.$A3]" office:value-type="float" office:value="0.00000003707" calcext:value-type="float">
            <text:p>3.71E-08</text:p>
          </table:table-cell>
          <table:table-cell table:formula="of:=[.H3]/[.$A3]" office:value-type="float" office:value="0.0000008577" calcext:value-type="float">
            <text:p>8.58E-07</text:p>
          </table:table-cell>
          <table:table-cell table:formula="of:=[.I3]/[.$A3]" office:value-type="float" office:value="0.000005272" calcext:value-type="float">
            <text:p>5.27E-06</text:p>
          </table:table-cell>
          <table:table-cell table:formula="of:=[.J3]/[.$A3]" office:value-type="float" office:value="0.000001352" calcext:value-type="float">
            <text:p>1.35E-06</text:p>
          </table:table-cell>
          <table:table-cell/>
        </table:table-row>
        <table:table-row table:style-name="ro1">
          <table:table-cell table:formula="of:=[.A4]" office:value-type="float" office:value="1000" calcext:value-type="float">
            <text:p>1000</text:p>
          </table:table-cell>
          <table:table-cell table:formula="of:=[.B4]/[.$A4]" office:value-type="float" office:value="0.00000002203" calcext:value-type="float">
            <text:p>2.20E-08</text:p>
          </table:table-cell>
          <table:table-cell table:formula="of:=[.C4]/[.$A4]" office:value-type="float" office:value="0.00000003594" calcext:value-type="float">
            <text:p>3.59E-08</text:p>
          </table:table-cell>
          <table:table-cell table:formula="of:=[.D4]/[.$A4]" office:value-type="float" office:value="0.00000002351" calcext:value-type="float">
            <text:p>2.35E-08</text:p>
          </table:table-cell>
          <table:table-cell table:formula="of:=[.E4]/[.$A4]" office:value-type="float" office:value="0.00000003719" calcext:value-type="float">
            <text:p>3.72E-08</text:p>
          </table:table-cell>
          <table:table-cell table:formula="of:=[.F4]/[.$A4]" office:value-type="float" office:value="0.00000001155" calcext:value-type="float">
            <text:p>1.16E-08</text:p>
          </table:table-cell>
          <table:table-cell table:formula="of:=[.G4]/[.$A4]" office:value-type="float" office:value="0.00000001532" calcext:value-type="float">
            <text:p>1.53E-08</text:p>
          </table:table-cell>
          <table:table-cell table:formula="of:=[.H4]/[.$A4]" office:value-type="float" office:value="0.00000006716" calcext:value-type="float">
            <text:p>6.72E-08</text:p>
          </table:table-cell>
          <table:table-cell table:formula="of:=[.I4]/[.$A4]" office:value-type="float" office:value="0.0000005417" calcext:value-type="float">
            <text:p>5.42E-07</text:p>
          </table:table-cell>
          <table:table-cell table:formula="of:=[.J4]/[.$A4]" office:value-type="float" office:value="0.0000001877" calcext:value-type="float">
            <text:p>1.88E-07</text:p>
          </table:table-cell>
          <table:table-cell/>
        </table:table-row>
        <table:table-row table:style-name="ro1">
          <table:table-cell table:formula="of:=[.A5]" office:value-type="float" office:value="10000" calcext:value-type="float">
            <text:p>10000</text:p>
          </table:table-cell>
          <table:table-cell table:formula="of:=[.B5]/[.$A5]" office:value-type="float" office:value="0.00000002435" calcext:value-type="float">
            <text:p>2.44E-08</text:p>
          </table:table-cell>
          <table:table-cell table:formula="of:=[.C5]/[.$A5]" office:value-type="float" office:value="0.00000004503" calcext:value-type="float">
            <text:p>4.50E-08</text:p>
          </table:table-cell>
          <table:table-cell table:formula="of:=[.D5]/[.$A5]" office:value-type="float" office:value="0.00000002034" calcext:value-type="float">
            <text:p>2.03E-08</text:p>
          </table:table-cell>
          <table:table-cell table:formula="of:=[.E5]/[.$A5]" office:value-type="float" office:value="0.00000004995" calcext:value-type="float">
            <text:p>5.00E-08</text:p>
          </table:table-cell>
          <table:table-cell table:formula="of:=[.F5]/[.$A5]" office:value-type="float" office:value="0.000000008398" calcext:value-type="float">
            <text:p>8.40E-09</text:p>
          </table:table-cell>
          <table:table-cell table:formula="of:=[.G5]/[.$A5]" office:value-type="float" office:value="0.00000001229" calcext:value-type="float">
            <text:p>1.23E-08</text:p>
          </table:table-cell>
          <table:table-cell table:formula="of:=[.H5]/[.$A5]" office:value-type="float" office:value="0.00000001068" calcext:value-type="float">
            <text:p>1.07E-08</text:p>
          </table:table-cell>
          <table:table-cell table:formula="of:=[.I5]/[.$A5]" office:value-type="float" office:value="0.00000005498" calcext:value-type="float">
            <text:p>5.50E-08</text:p>
          </table:table-cell>
          <table:table-cell table:formula="of:=[.J5]/[.$A5]" office:value-type="float" office:value="0.0000000334" calcext:value-type="float">
            <text:p>3.34E-08</text:p>
          </table:table-cell>
          <table:table-cell/>
        </table:table-row>
        <table:table-row table:style-name="ro1">
          <table:table-cell table:formula="of:=[.A6]" office:value-type="float" office:value="100000" calcext:value-type="float">
            <text:p>100000</text:p>
          </table:table-cell>
          <table:table-cell table:formula="of:=[.B6]/[.$A6]" office:value-type="float" office:value="0.00000002666" calcext:value-type="float">
            <text:p>2.67E-08</text:p>
          </table:table-cell>
          <table:table-cell table:formula="of:=[.C6]/[.$A6]" office:value-type="float" office:value="0.00000005738" calcext:value-type="float">
            <text:p>5.74E-08</text:p>
          </table:table-cell>
          <table:table-cell table:formula="of:=[.D6]/[.$A6]" office:value-type="float" office:value="0.000000008522" calcext:value-type="float">
            <text:p>8.52E-09</text:p>
          </table:table-cell>
          <table:table-cell table:formula="of:=[.E6]/[.$A6]" office:value-type="float" office:value="0.00000001969" calcext:value-type="float">
            <text:p>1.97E-08</text:p>
          </table:table-cell>
          <table:table-cell table:formula="of:=[.F6]/[.$A6]" office:value-type="float" office:value="0.00000000841" calcext:value-type="float">
            <text:p>8.41E-09</text:p>
          </table:table-cell>
          <table:table-cell table:formula="of:=[.G6]/[.$A6]" office:value-type="float" office:value="0.00000001247" calcext:value-type="float">
            <text:p>1.25E-08</text:p>
          </table:table-cell>
          <table:table-cell table:formula="of:=[.H6]/[.$A6]" office:value-type="float" office:value="0.000000007171" calcext:value-type="float">
            <text:p>7.17E-09</text:p>
          </table:table-cell>
          <table:table-cell table:formula="of:=[.I6]/[.$A6]" office:value-type="float" office:value="0.000000008392" calcext:value-type="float">
            <text:p>8.39E-09</text:p>
          </table:table-cell>
          <table:table-cell table:formula="of:=[.J6]/[.$A6]" office:value-type="float" office:value="0.00000001211" calcext:value-type="float">
            <text:p>1.21E-08</text:p>
          </table:table-cell>
          <table:table-cell/>
        </table:table-row>
        <table:table-row table:style-name="ro1">
          <table:table-cell table:formula="of:=[.A7]" office:value-type="float" office:value="1000000" calcext:value-type="float">
            <text:p>1000000</text:p>
          </table:table-cell>
          <table:table-cell table:formula="of:=[.B7]/[.$A7]" office:value-type="float" office:value="0.0000000292" calcext:value-type="float">
            <text:p>2.92E-08</text:p>
          </table:table-cell>
          <table:table-cell table:formula="of:=[.C7]/[.$A7]" office:value-type="float" office:value="0.00000006856" calcext:value-type="float">
            <text:p>6.86E-08</text:p>
          </table:table-cell>
          <table:table-cell table:formula="of:=[.D7]/[.$A7]" office:value-type="float" office:value="0.000000008773" calcext:value-type="float">
            <text:p>8.77E-09</text:p>
          </table:table-cell>
          <table:table-cell table:formula="of:=[.E7]/[.$A7]" office:value-type="float" office:value="0.00000001673" calcext:value-type="float">
            <text:p>1.67E-08</text:p>
          </table:table-cell>
          <table:table-cell table:formula="of:=[.F7]/[.$A7]" office:value-type="float" office:value="0.000000003691" calcext:value-type="float">
            <text:p>3.69E-09</text:p>
          </table:table-cell>
          <table:table-cell table:formula="of:=[.G7]/[.$A7]" office:value-type="float" office:value="0.0000000133" calcext:value-type="float">
            <text:p>1.33E-08</text:p>
          </table:table-cell>
          <table:table-cell table:formula="of:=[.H7]/[.$A7]" office:value-type="float" office:value="0.000000006974" calcext:value-type="float">
            <text:p>6.97E-09</text:p>
          </table:table-cell>
          <table:table-cell table:formula="of:=[.I7]/[.$A7]" office:value-type="float" office:value="0.000000004925" calcext:value-type="float">
            <text:p>4.93E-09</text:p>
          </table:table-cell>
          <table:table-cell table:formula="of:=[.J7]/[.$A7]" office:value-type="float" office:value="0.00000000586" calcext:value-type="float">
            <text:p>5.86E-09</text:p>
          </table:table-cell>
          <table:table-cell/>
        </table:table-row>
        <table:table-row table:style-name="ro1">
          <table:table-cell table:formula="of:=[.A8]" office:value-type="float" office:value="10000000" calcext:value-type="float">
            <text:p>10000000</text:p>
          </table:table-cell>
          <table:table-cell table:formula="of:=[.B8]/[.$A8]" office:value-type="float" office:value="0.00000003208" calcext:value-type="float">
            <text:p>3.21E-08</text:p>
          </table:table-cell>
          <table:table-cell table:formula="of:=[.C8]/[.$A8]" office:value-type="float" office:value="0.0000000797" calcext:value-type="float">
            <text:p>7.97E-08</text:p>
          </table:table-cell>
          <table:table-cell table:formula="of:=[.D8]/[.$A8]" office:value-type="float" office:value="0.000000009855" calcext:value-type="float">
            <text:p>9.86E-09</text:p>
          </table:table-cell>
          <table:table-cell table:formula="of:=[.E8]/[.$A8]" office:value-type="float" office:value="0.00000001977" calcext:value-type="float">
            <text:p>1.98E-08</text:p>
          </table:table-cell>
          <table:table-cell table:formula="of:=[.F8]/[.$A8]" office:value-type="float" office:value="0.000000004075" calcext:value-type="float">
            <text:p>4.08E-09</text:p>
          </table:table-cell>
          <table:table-cell table:formula="of:=[.G8]/[.$A8]" office:value-type="float" office:value="0.00000001561" calcext:value-type="float">
            <text:p>1.56E-08</text:p>
          </table:table-cell>
          <table:table-cell table:formula="of:=[.H8]/[.$A8]" office:value-type="float" office:value="0.000000006865" calcext:value-type="float">
            <text:p>6.87E-09</text:p>
          </table:table-cell>
          <table:table-cell table:formula="of:=[.I8]/[.$A8]" office:value-type="float" office:value="0.000000006358" calcext:value-type="float">
            <text:p>6.36E-09</text:p>
          </table:table-cell>
          <table:table-cell table:formula="of:=[.J8]/[.$A8]" office:value-type="float" office:value="0.000000005115" calcext:value-type="float">
            <text:p>5.12E-09</text:p>
          </table:table-cell>
          <table:table-cell/>
        </table:table-row>
        <table:table-row table:style-name="ro1">
          <table:table-cell table:formula="of:=[.A9]" office:value-type="float" office:value="100000000" calcext:value-type="float">
            <text:p>100000000</text:p>
          </table:table-cell>
          <table:table-cell table:formula="of:=[.B9]/[.$A9]" office:value-type="float" office:value="0.00000003492" calcext:value-type="float">
            <text:p>3.49E-08</text:p>
          </table:table-cell>
          <table:table-cell table:formula="of:=[.C9]/[.$A9]" office:value-type="float" office:value="0.00000009408" calcext:value-type="float">
            <text:p>9.41E-08</text:p>
          </table:table-cell>
          <table:table-cell table:formula="of:=[.D9]/[.$A9]" office:value-type="float" office:value="0.00000001093" calcext:value-type="float">
            <text:p>1.09E-08</text:p>
          </table:table-cell>
          <table:table-cell table:formula="of:=[.E9]/[.$A9]" office:value-type="float" office:value="0.0000000227" calcext:value-type="float">
            <text:p>2.27E-08</text:p>
          </table:table-cell>
          <table:table-cell table:formula="of:=[.F9]/[.$A9]" office:value-type="float" office:value="0.000000004246" calcext:value-type="float">
            <text:p>4.25E-09</text:p>
          </table:table-cell>
          <table:table-cell table:formula="of:=[.G9]/[.$A9]" office:value-type="float" office:value="0.00000001494" calcext:value-type="float">
            <text:p>1.49E-08</text:p>
          </table:table-cell>
          <table:table-cell table:formula="of:=[.H9]/[.$A9]" office:value-type="float" office:value="0.000000007086" calcext:value-type="float">
            <text:p>7.09E-09</text:p>
          </table:table-cell>
          <table:table-cell table:formula="of:=[.I9]/[.$A9]" office:value-type="float" office:value="0.000000005895" calcext:value-type="float">
            <text:p>5.90E-09</text:p>
          </table:table-cell>
          <table:table-cell table:formula="of:=[.J9]/[.$A9]" office:value-type="float" office:value="0.000000005048" calcext:value-type="float">
            <text:p>5.05E-09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8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145" calcext:value-type="float">
            <text:p>1.15E-06</text:p>
          </table:table-cell>
          <table:table-cell office:value-type="float" office:value="0.000001425" calcext:value-type="float">
            <text:p>1.43E-06</text:p>
          </table:table-cell>
          <table:table-cell office:value-type="float" office:value="0.000001327" calcext:value-type="float">
            <text:p>1.33E-06</text:p>
          </table:table-cell>
          <table:table-cell office:value-type="float" office:value="0.000001453" calcext:value-type="float">
            <text:p>1.45E-06</text:p>
          </table:table-cell>
          <table:table-cell office:value-type="float" office:value="0.000001438" calcext:value-type="float">
            <text:p>1.44E-06</text:p>
          </table:table-cell>
          <table:table-cell office:value-type="float" office:value="0.000003143" calcext:value-type="float">
            <text:p>3.14E-06</text:p>
          </table:table-cell>
          <table:table-cell office:value-type="float" office:value="0.0004091" calcext:value-type="float">
            <text:p>4.09E-04</text:p>
          </table:table-cell>
          <table:table-cell office:value-type="float" office:value="0.003351" calcext:value-type="float">
            <text:p>3.35E-03</text:p>
          </table:table-cell>
          <table:table-cell office:value-type="float" office:value="0.000008189" calcext:value-type="float">
            <text:p>8.19E-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095" calcext:value-type="float">
            <text:p>2.10E-06</text:p>
          </table:table-cell>
          <table:table-cell office:value-type="float" office:value="0.000005419" calcext:value-type="float">
            <text:p>5.42E-06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000003562" calcext:value-type="float">
            <text:p>3.56E-06</text:p>
          </table:table-cell>
          <table:table-cell office:value-type="float" office:value="0.000003715" calcext:value-type="float">
            <text:p>3.72E-06</text:p>
          </table:table-cell>
          <table:table-cell office:value-type="float" office:value="0.000003855" calcext:value-type="float">
            <text:p>3.86E-06</text:p>
          </table:table-cell>
          <table:table-cell office:value-type="float" office:value="0.0003047" calcext:value-type="float">
            <text:p>3.05E-04</text:p>
          </table:table-cell>
          <table:table-cell office:value-type="float" office:value="0.002495" calcext:value-type="float">
            <text:p>2.50E-03</text:p>
          </table:table-cell>
          <table:table-cell office:value-type="float" office:value="0.0002127" calcext:value-type="float">
            <text:p>2.13E-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137" calcext:value-type="float">
            <text:p>1.14E-05</text:p>
          </table:table-cell>
          <table:table-cell office:value-type="float" office:value="0.00001574" calcext:value-type="float">
            <text:p>1.57E-05</text:p>
          </table:table-cell>
          <table:table-cell office:value-type="float" office:value="0.00001778" calcext:value-type="float">
            <text:p>1.78E-05</text:p>
          </table:table-cell>
          <table:table-cell office:value-type="float" office:value="0.0000284" calcext:value-type="float">
            <text:p>2.84E-05</text:p>
          </table:table-cell>
          <table:table-cell office:value-type="float" office:value="0.00001245" calcext:value-type="float">
            <text:p>1.25E-05</text:p>
          </table:table-cell>
          <table:table-cell office:value-type="float" office:value="0.00001724" calcext:value-type="float">
            <text:p>1.72E-05</text:p>
          </table:table-cell>
          <table:table-cell office:value-type="float" office:value="0.0001174" calcext:value-type="float">
            <text:p>1.17E-04</text:p>
          </table:table-cell>
          <table:table-cell office:value-type="float" office:value="0.002498" calcext:value-type="float">
            <text:p>2.50E-03</text:p>
          </table:table-cell>
          <table:table-cell office:value-type="float" office:value="0.0002606" calcext:value-type="float">
            <text:p>2.61E-0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1027" calcext:value-type="float">
            <text:p>1.03E-04</text:p>
          </table:table-cell>
          <table:table-cell office:value-type="float" office:value="0.0001818" calcext:value-type="float">
            <text:p>1.82E-04</text:p>
          </table:table-cell>
          <table:table-cell office:value-type="float" office:value="0.0006189" calcext:value-type="float">
            <text:p>6.19E-04</text:p>
          </table:table-cell>
          <table:table-cell office:value-type="float" office:value="0.0004961" calcext:value-type="float">
            <text:p>4.96E-04</text:p>
          </table:table-cell>
          <table:table-cell office:value-type="float" office:value="0.00005185" calcext:value-type="float">
            <text:p>5.19E-05</text:p>
          </table:table-cell>
          <table:table-cell office:value-type="float" office:value="0.0001447" calcext:value-type="float">
            <text:p>1.45E-04</text:p>
          </table:table-cell>
          <table:table-cell office:value-type="float" office:value="0.0002664" calcext:value-type="float">
            <text:p>2.66E-04</text:p>
          </table:table-cell>
          <table:table-cell office:value-type="float" office:value="0.002601" calcext:value-type="float">
            <text:p>2.60E-03</text:p>
          </table:table-cell>
          <table:table-cell office:value-type="float" office:value="0.0003941" calcext:value-type="float">
            <text:p>3.94E-0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267" calcext:value-type="float">
            <text:p>1.27E-03</text:p>
          </table:table-cell>
          <table:table-cell office:value-type="float" office:value="0.001615" calcext:value-type="float">
            <text:p>1.62E-03</text:p>
          </table:table-cell>
          <table:table-cell office:value-type="float" office:value="0.0004169" calcext:value-type="float">
            <text:p>4.17E-04</text:p>
          </table:table-cell>
          <table:table-cell office:value-type="float" office:value="0.000558" calcext:value-type="float">
            <text:p>5.58E-04</text:p>
          </table:table-cell>
          <table:table-cell office:value-type="float" office:value="0.0006049" calcext:value-type="float">
            <text:p>6.05E-04</text:p>
          </table:table-cell>
          <table:table-cell office:value-type="float" office:value="0.001408" calcext:value-type="float">
            <text:p>1.41E-03</text:p>
          </table:table-cell>
          <table:table-cell office:value-type="float" office:value="0.001142" calcext:value-type="float">
            <text:p>1.14E-03</text:p>
          </table:table-cell>
          <table:table-cell office:value-type="float" office:value="0.00276" calcext:value-type="float">
            <text:p>2.76E-03</text:p>
          </table:table-cell>
          <table:table-cell office:value-type="float" office:value="0.002417" calcext:value-type="float">
            <text:p>2.42E-03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1444" calcext:value-type="float">
            <text:p>1.44E-02</text:p>
          </table:table-cell>
          <table:table-cell office:value-type="float" office:value="0.01862" calcext:value-type="float">
            <text:p>1.86E-02</text:p>
          </table:table-cell>
          <table:table-cell office:value-type="float" office:value="0.004515" calcext:value-type="float">
            <text:p>4.52E-03</text:p>
          </table:table-cell>
          <table:table-cell office:value-type="float" office:value="0.004481" calcext:value-type="float">
            <text:p>4.48E-03</text:p>
          </table:table-cell>
          <table:table-cell office:value-type="float" office:value="0.00227" calcext:value-type="float">
            <text:p>2.27E-03</text:p>
          </table:table-cell>
          <table:table-cell office:value-type="float" office:value="0.01563" calcext:value-type="float">
            <text:p>1.56E-02</text:p>
          </table:table-cell>
          <table:table-cell office:value-type="float" office:value="0.0132" calcext:value-type="float">
            <text:p>1.32E-02</text:p>
          </table:table-cell>
          <table:table-cell office:value-type="float" office:value="0.005956" calcext:value-type="float">
            <text:p>5.96E-03</text:p>
          </table:table-cell>
          <table:table-cell office:value-type="float" office:value="0.01436" calcext:value-type="float">
            <text:p>1.44E-02</text:p>
          </table:table-cell>
          <table:table-cell/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office:value-type="float" office:value="0.1739" calcext:value-type="float">
            <text:p>1.74E-01</text:p>
          </table:table-cell>
          <table:table-cell office:value-type="float" office:value="0.2405" calcext:value-type="float">
            <text:p>2.41E-01</text:p>
          </table:table-cell>
          <table:table-cell office:value-type="float" office:value="0.04505" calcext:value-type="float">
            <text:p>4.51E-02</text:p>
          </table:table-cell>
          <table:table-cell office:value-type="float" office:value="0.08556" calcext:value-type="float">
            <text:p>8.56E-02</text:p>
          </table:table-cell>
          <table:table-cell office:value-type="float" office:value="0.03865" calcext:value-type="float">
            <text:p>3.87E-02</text:p>
          </table:table-cell>
          <table:table-cell office:value-type="float" office:value="0.1763" calcext:value-type="float">
            <text:p>1.76E-01</text:p>
          </table:table-cell>
          <table:table-cell office:value-type="float" office:value="0.1099" calcext:value-type="float">
            <text:p>1.10E-01</text:p>
          </table:table-cell>
          <table:table-cell office:value-type="float" office:value="0.07016" calcext:value-type="float">
            <text:p>7.02E-02</text:p>
          </table:table-cell>
          <table:table-cell office:value-type="float" office:value="0.05153" calcext:value-type="float">
            <text:p>5.15E-02</text:p>
          </table:table-cell>
          <table:table-cell/>
        </table:table-row>
        <table:table-row table:style-name="ro1">
          <table:table-cell table:style-name="ce2" office:value-type="float" office:value="100000000" calcext:value-type="float">
            <text:p>100000000</text:p>
          </table:table-cell>
          <table:table-cell office:value-type="float" office:value="2.007" calcext:value-type="float">
            <text:p>2.01E+00</text:p>
          </table:table-cell>
          <table:table-cell office:value-type="float" office:value="2.788" calcext:value-type="float">
            <text:p>2.79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9971" calcext:value-type="float">
            <text:p>9.97E-01</text:p>
          </table:table-cell>
          <table:table-cell office:value-type="float" office:value="0.3488" calcext:value-type="float">
            <text:p>3.49E-01</text:p>
          </table:table-cell>
          <table:table-cell office:value-type="float" office:value="1.582" calcext:value-type="float">
            <text:p>1.58E+00</text:p>
          </table:table-cell>
          <table:table-cell office:value-type="float" office:value="1.001" calcext:value-type="float">
            <text:p>1.00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3869" calcext:value-type="float">
            <text:p>3.87E-01</text:p>
          </table:table-cell>
          <table:table-cell/>
        </table:table-row>
        <table:table-row table:style-name="ro1">
          <table:table-cell table:style-name="ce2" office:value-type="float" office:value="1000000000" calcext:value-type="float">
            <text:p>1000000000</text:p>
          </table:table-cell>
          <table:table-cell office:value-type="float" office:value="22.61" calcext:value-type="float">
            <text:p>2.26E+01</text:p>
          </table:table-cell>
          <table:table-cell office:value-type="float" office:value="31.73" calcext:value-type="float">
            <text:p>3.17E+01</text:p>
          </table:table-cell>
          <table:table-cell office:value-type="float" office:value="7.288" calcext:value-type="float">
            <text:p>7.29E+00</text:p>
          </table:table-cell>
          <table:table-cell office:value-type="float" office:value="12.05" calcext:value-type="float">
            <text:p>1.21E+01</text:p>
          </table:table-cell>
          <table:table-cell office:value-type="float" office:value="3.921" calcext:value-type="float">
            <text:p>3.92E+00</text:p>
          </table:table-cell>
          <table:table-cell office:value-type="float" office:value="15.6" calcext:value-type="float">
            <text:p>1.56E+01</text:p>
          </table:table-cell>
          <table:table-cell office:value-type="float" office:value="10.55" calcext:value-type="float">
            <text:p>1.06E+01</text:p>
          </table:table-cell>
          <table:table-cell office:value-type="float" office:value="4.975" calcext:value-type="float">
            <text:p>4.98E+00</text:p>
          </table:table-cell>
          <table:table-cell office:value-type="float" office:value="3.699" calcext:value-type="float">
            <text:p>3.70E+00</text:p>
          </table:table-cell>
          <table:table-cell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formula="of:=[.B32]" office:value-type="string" office:string-value="Standard unstable" calcext:value-type="string">
            <text:p>Standard unstable</text:p>
          </table:table-cell>
          <table:table-cell table:formula="of:=[.C32]" office:value-type="string" office:string-value="Standard stable" calcext:value-type="string">
            <text:p>Standard stable</text:p>
          </table:table-cell>
          <table:table-cell table:formula="of:=[.D32]" office:value-type="string" office:string-value="Rayon unstable" calcext:value-type="string">
            <text:p>Rayon unstable</text:p>
          </table:table-cell>
          <table:table-cell table:formula="of:=[.E32]" office:value-type="string" office:string-value="Rayon stable" calcext:value-type="string">
            <text:p>Rayon stable</text:p>
          </table:table-cell>
          <table:table-cell table:formula="of:=[.F32]" office:value-type="string" office:string-value="Rdst" calcext:value-type="string">
            <text:p>Rdst</text:p>
          </table:table-cell>
          <table:table-cell table:formula="of:=[.G32]" office:value-type="string" office:string-value="Rdxsort" calcext:value-type="string">
            <text:p>Rdxsort</text:p>
          </table:table-cell>
          <table:table-cell table:formula="of:=[.H32]" office:value-type="string" office:string-value="Radix 1" calcext:value-type="string">
            <text:p>Radix 1</text:p>
          </table:table-cell>
          <table:table-cell table:formula="of:=[.I32]" office:value-type="string" office:string-value="Radix 2" calcext:value-type="string">
            <text:p>Radix 2</text:p>
          </table:table-cell>
          <table:table-cell table:formula="of:=[.J32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style-name="ce2" table:formula="of:=[.A33]" office:value-type="float" office:value="10" calcext:value-type="float">
            <text:p>10</text:p>
          </table:table-cell>
          <table:table-cell table:formula="of:=[.B33]/[.$A44]" office:value-type="float" office:value="0.0000001145" calcext:value-type="float">
            <text:p>1.15E-07</text:p>
          </table:table-cell>
          <table:table-cell table:formula="of:=[.C33]/[.$A44]" office:value-type="float" office:value="0.0000001425" calcext:value-type="float">
            <text:p>1.43E-07</text:p>
          </table:table-cell>
          <table:table-cell table:formula="of:=[.D33]/[.$A44]" office:value-type="float" office:value="0.0000001327" calcext:value-type="float">
            <text:p>1.33E-07</text:p>
          </table:table-cell>
          <table:table-cell table:formula="of:=[.E33]/[.$A44]" office:value-type="float" office:value="0.0000001453" calcext:value-type="float">
            <text:p>1.45E-07</text:p>
          </table:table-cell>
          <table:table-cell table:formula="of:=[.F33]/[.$A44]" office:value-type="float" office:value="0.0000001438" calcext:value-type="float">
            <text:p>1.44E-07</text:p>
          </table:table-cell>
          <table:table-cell table:formula="of:=[.G33]/[.$A44]" office:value-type="float" office:value="0.0000003143" calcext:value-type="float">
            <text:p>3.14E-07</text:p>
          </table:table-cell>
          <table:table-cell table:formula="of:=[.H33]/[.$A44]" office:value-type="float" office:value="0.00004091" calcext:value-type="float">
            <text:p>4.09E-05</text:p>
          </table:table-cell>
          <table:table-cell table:formula="of:=[.I33]/[.$A44]" office:value-type="float" office:value="0.0003351" calcext:value-type="float">
            <text:p>3.35E-04</text:p>
          </table:table-cell>
          <table:table-cell table:formula="of:=[.J33]/[.$A44]" office:value-type="float" office:value="0.0000008189" calcext:value-type="float">
            <text:p>8.19E-07</text:p>
          </table:table-cell>
          <table:table-cell/>
        </table:table-row>
        <table:table-row table:style-name="ro1">
          <table:table-cell table:style-name="ce2" table:formula="of:=[.A34]" office:value-type="float" office:value="100" calcext:value-type="float">
            <text:p>100</text:p>
          </table:table-cell>
          <table:table-cell table:formula="of:=[.B34]/[.$A45]" office:value-type="float" office:value="0.00000002095" calcext:value-type="float">
            <text:p>2.10E-08</text:p>
          </table:table-cell>
          <table:table-cell table:formula="of:=[.C34]/[.$A45]" office:value-type="float" office:value="0.00000005419" calcext:value-type="float">
            <text:p>5.42E-08</text:p>
          </table:table-cell>
          <table:table-cell table:formula="of:=[.D34]/[.$A45]" office:value-type="float" office:value="0.00000002961" calcext:value-type="float">
            <text:p>2.96E-08</text:p>
          </table:table-cell>
          <table:table-cell table:formula="of:=[.E34]/[.$A45]" office:value-type="float" office:value="0.00000003562" calcext:value-type="float">
            <text:p>3.56E-08</text:p>
          </table:table-cell>
          <table:table-cell table:formula="of:=[.F34]/[.$A45]" office:value-type="float" office:value="0.00000003715" calcext:value-type="float">
            <text:p>3.72E-08</text:p>
          </table:table-cell>
          <table:table-cell table:formula="of:=[.G34]/[.$A45]" office:value-type="float" office:value="0.00000003855" calcext:value-type="float">
            <text:p>3.86E-08</text:p>
          </table:table-cell>
          <table:table-cell table:formula="of:=[.H34]/[.$A45]" office:value-type="float" office:value="0.000003047" calcext:value-type="float">
            <text:p>3.05E-06</text:p>
          </table:table-cell>
          <table:table-cell table:formula="of:=[.I34]/[.$A45]" office:value-type="float" office:value="0.00002495" calcext:value-type="float">
            <text:p>2.50E-05</text:p>
          </table:table-cell>
          <table:table-cell table:formula="of:=[.J34]/[.$A45]" office:value-type="float" office:value="0.000002127" calcext:value-type="float">
            <text:p>2.13E-06</text:p>
          </table:table-cell>
          <table:table-cell/>
        </table:table-row>
        <table:table-row table:style-name="ro1">
          <table:table-cell table:style-name="ce2" table:formula="of:=[.A35]" office:value-type="float" office:value="1000" calcext:value-type="float">
            <text:p>1000</text:p>
          </table:table-cell>
          <table:table-cell table:formula="of:=[.B35]/[.$A46]" office:value-type="float" office:value="0.00000001137" calcext:value-type="float">
            <text:p>1.14E-08</text:p>
          </table:table-cell>
          <table:table-cell table:formula="of:=[.C35]/[.$A46]" office:value-type="float" office:value="0.00000001574" calcext:value-type="float">
            <text:p>1.57E-08</text:p>
          </table:table-cell>
          <table:table-cell table:formula="of:=[.D35]/[.$A46]" office:value-type="float" office:value="0.00000001778" calcext:value-type="float">
            <text:p>1.78E-08</text:p>
          </table:table-cell>
          <table:table-cell table:formula="of:=[.E35]/[.$A46]" office:value-type="float" office:value="0.0000000284" calcext:value-type="float">
            <text:p>2.84E-08</text:p>
          </table:table-cell>
          <table:table-cell table:formula="of:=[.F35]/[.$A46]" office:value-type="float" office:value="0.00000001245" calcext:value-type="float">
            <text:p>1.25E-08</text:p>
          </table:table-cell>
          <table:table-cell table:formula="of:=[.G35]/[.$A46]" office:value-type="float" office:value="0.00000001724" calcext:value-type="float">
            <text:p>1.72E-08</text:p>
          </table:table-cell>
          <table:table-cell table:formula="of:=[.H35]/[.$A46]" office:value-type="float" office:value="0.0000001174" calcext:value-type="float">
            <text:p>1.17E-07</text:p>
          </table:table-cell>
          <table:table-cell table:formula="of:=[.I35]/[.$A46]" office:value-type="float" office:value="0.000002498" calcext:value-type="float">
            <text:p>2.50E-06</text:p>
          </table:table-cell>
          <table:table-cell table:formula="of:=[.J35]/[.$A46]" office:value-type="float" office:value="0.0000002606" calcext:value-type="float">
            <text:p>2.61E-07</text:p>
          </table:table-cell>
          <table:table-cell/>
        </table:table-row>
        <table:table-row table:style-name="ro1">
          <table:table-cell table:style-name="ce2" table:formula="of:=[.A36]" office:value-type="float" office:value="10000" calcext:value-type="float">
            <text:p>10000</text:p>
          </table:table-cell>
          <table:table-cell table:formula="of:=[.B36]/[.$A47]" office:value-type="float" office:value="0.00000001027" calcext:value-type="float">
            <text:p>1.03E-08</text:p>
          </table:table-cell>
          <table:table-cell table:formula="of:=[.C36]/[.$A47]" office:value-type="float" office:value="0.00000001818" calcext:value-type="float">
            <text:p>1.82E-08</text:p>
          </table:table-cell>
          <table:table-cell table:formula="of:=[.D36]/[.$A47]" office:value-type="float" office:value="0.00000006189" calcext:value-type="float">
            <text:p>6.19E-08</text:p>
          </table:table-cell>
          <table:table-cell table:formula="of:=[.E36]/[.$A47]" office:value-type="float" office:value="0.00000004961" calcext:value-type="float">
            <text:p>4.96E-08</text:p>
          </table:table-cell>
          <table:table-cell table:formula="of:=[.F36]/[.$A47]" office:value-type="float" office:value="0.000000005185" calcext:value-type="float">
            <text:p>5.19E-09</text:p>
          </table:table-cell>
          <table:table-cell table:formula="of:=[.G36]/[.$A47]" office:value-type="float" office:value="0.00000001447" calcext:value-type="float">
            <text:p>1.45E-08</text:p>
          </table:table-cell>
          <table:table-cell table:formula="of:=[.H36]/[.$A47]" office:value-type="float" office:value="0.00000002664" calcext:value-type="float">
            <text:p>2.66E-08</text:p>
          </table:table-cell>
          <table:table-cell table:formula="of:=[.I36]/[.$A47]" office:value-type="float" office:value="0.0000002601" calcext:value-type="float">
            <text:p>2.60E-07</text:p>
          </table:table-cell>
          <table:table-cell table:formula="of:=[.J36]/[.$A47]" office:value-type="float" office:value="0.00000003941" calcext:value-type="float">
            <text:p>3.94E-08</text:p>
          </table:table-cell>
          <table:table-cell/>
        </table:table-row>
        <table:table-row table:style-name="ro1">
          <table:table-cell table:style-name="ce2" table:formula="of:=[.A37]" office:value-type="float" office:value="100000" calcext:value-type="float">
            <text:p>100000</text:p>
          </table:table-cell>
          <table:table-cell table:formula="of:=[.B37]/[.$A48]" office:value-type="float" office:value="0.00000001267" calcext:value-type="float">
            <text:p>1.27E-08</text:p>
          </table:table-cell>
          <table:table-cell table:formula="of:=[.C37]/[.$A48]" office:value-type="float" office:value="0.00000001615" calcext:value-type="float">
            <text:p>1.62E-08</text:p>
          </table:table-cell>
          <table:table-cell table:formula="of:=[.D37]/[.$A48]" office:value-type="float" office:value="0.000000004169" calcext:value-type="float">
            <text:p>4.17E-09</text:p>
          </table:table-cell>
          <table:table-cell table:formula="of:=[.E37]/[.$A48]" office:value-type="float" office:value="0.00000000558" calcext:value-type="float">
            <text:p>5.58E-09</text:p>
          </table:table-cell>
          <table:table-cell table:formula="of:=[.F37]/[.$A48]" office:value-type="float" office:value="0.000000006049" calcext:value-type="float">
            <text:p>6.05E-09</text:p>
          </table:table-cell>
          <table:table-cell table:formula="of:=[.G37]/[.$A48]" office:value-type="float" office:value="0.00000001408" calcext:value-type="float">
            <text:p>1.41E-08</text:p>
          </table:table-cell>
          <table:table-cell table:formula="of:=[.H37]/[.$A48]" office:value-type="float" office:value="0.00000001142" calcext:value-type="float">
            <text:p>1.14E-08</text:p>
          </table:table-cell>
          <table:table-cell table:formula="of:=[.I37]/[.$A48]" office:value-type="float" office:value="0.0000000276" calcext:value-type="float">
            <text:p>2.76E-08</text:p>
          </table:table-cell>
          <table:table-cell table:formula="of:=[.J37]/[.$A48]" office:value-type="float" office:value="0.00000002417" calcext:value-type="float">
            <text:p>2.42E-08</text:p>
          </table:table-cell>
          <table:table-cell/>
        </table:table-row>
        <table:table-row table:style-name="ro1">
          <table:table-cell table:style-name="ce2" table:formula="of:=[.A38]" office:value-type="float" office:value="1000000" calcext:value-type="float">
            <text:p>1000000</text:p>
          </table:table-cell>
          <table:table-cell table:formula="of:=[.B38]/[.$A49]" office:value-type="float" office:value="0.00000001444" calcext:value-type="float">
            <text:p>1.44E-08</text:p>
          </table:table-cell>
          <table:table-cell table:formula="of:=[.C38]/[.$A49]" office:value-type="float" office:value="0.00000001862" calcext:value-type="float">
            <text:p>1.86E-08</text:p>
          </table:table-cell>
          <table:table-cell table:formula="of:=[.D38]/[.$A49]" office:value-type="float" office:value="0.000000004515" calcext:value-type="float">
            <text:p>4.52E-09</text:p>
          </table:table-cell>
          <table:table-cell table:formula="of:=[.E38]/[.$A49]" office:value-type="float" office:value="0.000000004481" calcext:value-type="float">
            <text:p>4.48E-09</text:p>
          </table:table-cell>
          <table:table-cell table:formula="of:=[.F38]/[.$A49]" office:value-type="float" office:value="0.00000000227" calcext:value-type="float">
            <text:p>2.27E-09</text:p>
          </table:table-cell>
          <table:table-cell table:formula="of:=[.G38]/[.$A49]" office:value-type="float" office:value="0.00000001563" calcext:value-type="float">
            <text:p>1.56E-08</text:p>
          </table:table-cell>
          <table:table-cell table:formula="of:=[.H38]/[.$A49]" office:value-type="float" office:value="0.0000000132" calcext:value-type="float">
            <text:p>1.32E-08</text:p>
          </table:table-cell>
          <table:table-cell table:formula="of:=[.I38]/[.$A49]" office:value-type="float" office:value="0.000000005956" calcext:value-type="float">
            <text:p>5.96E-09</text:p>
          </table:table-cell>
          <table:table-cell table:formula="of:=[.J38]/[.$A49]" office:value-type="float" office:value="0.00000001436" calcext:value-type="float">
            <text:p>1.44E-08</text:p>
          </table:table-cell>
          <table:table-cell/>
        </table:table-row>
        <table:table-row table:style-name="ro1">
          <table:table-cell table:style-name="ce2" table:formula="of:=[.A39]" office:value-type="float" office:value="10000000" calcext:value-type="float">
            <text:p>10000000</text:p>
          </table:table-cell>
          <table:table-cell table:formula="of:=[.B39]/[.$A50]" office:value-type="float" office:value="0.00000001739" calcext:value-type="float">
            <text:p>1.74E-08</text:p>
          </table:table-cell>
          <table:table-cell table:formula="of:=[.C39]/[.$A50]" office:value-type="float" office:value="0.00000002405" calcext:value-type="float">
            <text:p>2.41E-08</text:p>
          </table:table-cell>
          <table:table-cell table:formula="of:=[.D39]/[.$A50]" office:value-type="float" office:value="0.000000004505" calcext:value-type="float">
            <text:p>4.51E-09</text:p>
          </table:table-cell>
          <table:table-cell table:formula="of:=[.E39]/[.$A50]" office:value-type="float" office:value="0.000000008556" calcext:value-type="float">
            <text:p>8.56E-09</text:p>
          </table:table-cell>
          <table:table-cell table:formula="of:=[.F39]/[.$A50]" office:value-type="float" office:value="0.000000003865" calcext:value-type="float">
            <text:p>3.87E-09</text:p>
          </table:table-cell>
          <table:table-cell table:formula="of:=[.G39]/[.$A50]" office:value-type="float" office:value="0.00000001763" calcext:value-type="float">
            <text:p>1.76E-08</text:p>
          </table:table-cell>
          <table:table-cell table:formula="of:=[.H39]/[.$A50]" office:value-type="float" office:value="0.00000001099" calcext:value-type="float">
            <text:p>1.10E-08</text:p>
          </table:table-cell>
          <table:table-cell table:formula="of:=[.I39]/[.$A50]" office:value-type="float" office:value="0.000000007016" calcext:value-type="float">
            <text:p>7.02E-09</text:p>
          </table:table-cell>
          <table:table-cell table:formula="of:=[.J39]/[.$A50]" office:value-type="float" office:value="0.000000005153" calcext:value-type="float">
            <text:p>5.15E-09</text:p>
          </table:table-cell>
          <table:table-cell/>
        </table:table-row>
        <table:table-row table:style-name="ro1">
          <table:table-cell table:style-name="ce2" table:formula="of:=[.A40]" office:value-type="float" office:value="100000000" calcext:value-type="float">
            <text:p>100000000</text:p>
          </table:table-cell>
          <table:table-cell table:formula="of:=[.B40]/[.$A51]" office:value-type="float" office:value="0.00000002007" calcext:value-type="float">
            <text:p>2.01E-08</text:p>
          </table:table-cell>
          <table:table-cell table:formula="of:=[.C40]/[.$A51]" office:value-type="float" office:value="0.00000002788" calcext:value-type="float">
            <text:p>2.79E-08</text:p>
          </table:table-cell>
          <table:table-cell table:formula="of:=[.D40]/[.$A51]" office:value-type="float" office:value="0.000000005419" calcext:value-type="float">
            <text:p>5.42E-09</text:p>
          </table:table-cell>
          <table:table-cell table:formula="of:=[.E40]/[.$A51]" office:value-type="float" office:value="0.000000009971" calcext:value-type="float">
            <text:p>9.97E-09</text:p>
          </table:table-cell>
          <table:table-cell table:formula="of:=[.F40]/[.$A51]" office:value-type="float" office:value="0.000000003488" calcext:value-type="float">
            <text:p>3.49E-09</text:p>
          </table:table-cell>
          <table:table-cell table:formula="of:=[.G40]/[.$A51]" office:value-type="float" office:value="0.00000001582" calcext:value-type="float">
            <text:p>1.58E-08</text:p>
          </table:table-cell>
          <table:table-cell table:formula="of:=[.H40]/[.$A51]" office:value-type="float" office:value="0.00000001001" calcext:value-type="float">
            <text:p>1.00E-08</text:p>
          </table:table-cell>
          <table:table-cell table:formula="of:=[.I40]/[.$A51]" office:value-type="float" office:value="0.000000005419" calcext:value-type="float">
            <text:p>5.42E-09</text:p>
          </table:table-cell>
          <table:table-cell table:formula="of:=[.J40]/[.$A51]" office:value-type="float" office:value="0.000000003869" calcext:value-type="float">
            <text:p>3.87E-09</text:p>
          </table:table-cell>
          <table:table-cell/>
        </table:table-row>
        <table:table-row table:style-name="ro1">
          <table:table-cell table:style-name="ce2" table:formula="of:=[.A41]" office:value-type="float" office:value="1000000000" calcext:value-type="float">
            <text:p>1000000000</text:p>
          </table:table-cell>
          <table:table-cell table:formula="of:=[.B41]/[.$A52]" office:value-type="float" office:value="0.00000002261" calcext:value-type="float">
            <text:p>2.26E-08</text:p>
          </table:table-cell>
          <table:table-cell table:formula="of:=[.C41]/[.$A52]" office:value-type="float" office:value="0.00000003173" calcext:value-type="float">
            <text:p>3.17E-08</text:p>
          </table:table-cell>
          <table:table-cell table:formula="of:=[.D41]/[.$A52]" office:value-type="float" office:value="0.000000007288" calcext:value-type="float">
            <text:p>7.29E-09</text:p>
          </table:table-cell>
          <table:table-cell table:formula="of:=[.E41]/[.$A52]" office:value-type="float" office:value="0.00000001205" calcext:value-type="float">
            <text:p>1.21E-08</text:p>
          </table:table-cell>
          <table:table-cell table:formula="of:=[.F41]/[.$A52]" office:value-type="float" office:value="0.000000003921" calcext:value-type="float">
            <text:p>3.92E-09</text:p>
          </table:table-cell>
          <table:table-cell table:formula="of:=[.G41]/[.$A52]" office:value-type="float" office:value="0.0000000156" calcext:value-type="float">
            <text:p>1.56E-08</text:p>
          </table:table-cell>
          <table:table-cell table:formula="of:=[.H41]/[.$A52]" office:value-type="float" office:value="0.00000001055" calcext:value-type="float">
            <text:p>1.06E-08</text:p>
          </table:table-cell>
          <table:table-cell table:formula="of:=[.I41]/[.$A52]" office:value-type="float" office:value="0.000000004975" calcext:value-type="float">
            <text:p>4.98E-09</text:p>
          </table:table-cell>
          <table:table-cell table:formula="of:=[.J41]/[.$A52]" office:value-type="float" office:value="0.000000003699" calcext:value-type="float">
            <text:p>3.70E-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nonymous Pro'" style:font-family-generic-asian="system" style:font-pitch-asian="variable" style:font-size-asian="12pt" style:language-asian="zh" style:country-asian="CN" style:font-family-complex="'Anonymous Pro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36P0"/>
    </number:currency-style>
    <number:number-style style:name="N10129" number:language="en" number:country="US" loext:transliteration-spellout="PLN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PLN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PLN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PLN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5:25:37.685989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1:12:04.760102051</meta:creation-date>
    <meta:editing-cycles>10</meta:editing-cycles>
    <meta:editing-duration>PT2H23M1S</meta:editing-duration>
    <dc:date>2024-10-20T15:33:53.924004605</dc:date>
    <meta:generator>LibreOffice/24.8.2.1$Linux_X86_64 LibreOffice_project/480$Build-1</meta:generator>
    <meta:document-statistic meta:table-count="1" meta:cell-count="37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5.001cm" svg:height="15.001cm" xlink:href=".." xlink:type="simple" chart:class="chart:line" chart:style-name="ch1">
        <chart:title svg:x="8.442cm" svg:y="0.436cm" chart:style-name="ch2">
          <text:p>Overall sort time for u32 (avg. of 5 runs)</text:p>
        </chart:title>
        <chart:subtitle svg:x="10.897cm" svg:y="1.515cm" chart:style-name="ch3">
          <text:p><text:span text:style-name="T1">i3-8100 (4 CPUs)</text:span></text:p>
        </chart:subtitle>
        <chart:legend chart:legend-position="end" svg:x="20.865cm" svg:y="5.209cm" style:legend-expansion="high" chart:style-name="ch4"/>
        <chart:plot-area chart:style-name="ch5" table:cell-range-address="Sheet1.A1:Sheet1.J9" chart:data-source-has-labels="both" svg:x="1.511cm" svg:y="2.498cm" svg:width="18.854cm" svg:height="11.222cm">
          <chart:coordinate-region svg:x="3.244cm" svg:y="2.698cm" svg:width="16.258cm" svg:height="10.375cm"/>
          <chart:axis chart:dimension="x" chart:name="primary-x" chart:style-name="ch6" chartooo:axis-type="auto">
            <chartooo:date-scale/>
            <chart:title svg:x="9.857cm" svg:y="14.02cm" chart:style-name="ch7">
              <text:p><text:span text:style-name="T2">Collection size</text:span></text:p>
            </chart:title>
            <chart:categories table:cell-range-address="Sheet1.A2:Sheet1.A9"/>
          </chart:axis>
          <chart:axis chart:dimension="y" chart:name="primary-y" chart:style-name="ch8">
            <chart:title svg:x="0.451cm" svg:y="10.01cm" chart:style-name="ch9">
              <text:p><text:span text:style-name="T2">Sort time per collection (s)</text:span>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line">
            <chart:data-point chart:repeated="8"/>
          </chart:series>
          <chart:series chart:style-name="ch12" chart:values-cell-range-address="Sheet1.C2:Sheet1.C9" chart:label-cell-address="Sheet1.C1:Sheet1.C1" chart:class="chart:line">
            <chart:data-point chart:repeated="8"/>
          </chart:series>
          <chart:series chart:style-name="ch13" chart:values-cell-range-address="Sheet1.D2:Sheet1.D9" chart:label-cell-address="Sheet1.D1:Sheet1.D1" chart:class="chart:line">
            <chart:data-point chart:repeated="8"/>
          </chart:series>
          <chart:series chart:style-name="ch14" chart:values-cell-range-address="Sheet1.E2:Sheet1.E9" chart:label-cell-address="Sheet1.E1:Sheet1.E1" chart:class="chart:line">
            <chart:data-point chart:repeated="8"/>
          </chart:series>
          <chart:series chart:style-name="ch15" chart:values-cell-range-address="Sheet1.F2:Sheet1.F9" chart:label-cell-address="Sheet1.F1:Sheet1.F1" chart:class="chart:line">
            <chart:data-point chart:repeated="8"/>
          </chart:series>
          <chart:series chart:style-name="ch16" chart:values-cell-range-address="Sheet1.G2:Sheet1.G9" chart:label-cell-address="Sheet1.G1:Sheet1.G1" chart:class="chart:line">
            <chart:data-point chart:repeated="8"/>
          </chart:series>
          <chart:series chart:style-name="ch17" chart:values-cell-range-address="Sheet1.H2:Sheet1.H9" chart:label-cell-address="Sheet1.H1:Sheet1.H1" chart:class="chart:line">
            <chart:data-point chart:repeated="8"/>
          </chart:series>
          <chart:series chart:style-name="ch18" chart:values-cell-range-address="Sheet1.I2:Sheet1.I9" chart:label-cell-address="Sheet1.I1:Sheet1.I1" chart:class="chart:line">
            <chart:data-point chart:repeated="8"/>
          </chart:series>
          <chart:series chart:style-name="ch19" chart:values-cell-range-address="Sheet1.J2:Sheet1.J9" chart:label-cell-address="Sheet1.J1:Sheet1.J1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1:Sheet1.B1</svg:desc>
                </draw:g>
              </table:table-cell>
              <table:table-cell office:value-type="string">
                <text:p>Standard stable</text:p>
                <draw:g>
                  <svg:desc>Sheet1.C1:Sheet1.C1</svg:desc>
                </draw:g>
              </table:table-cell>
              <table:table-cell office:value-type="string">
                <text:p>Rayon unstable</text:p>
                <draw:g>
                  <svg:desc>Sheet1.D1:Sheet1.D1</svg:desc>
                </draw:g>
              </table:table-cell>
              <table:table-cell office:value-type="string">
                <text:p>Rayon stable</text:p>
                <draw:g>
                  <svg:desc>Sheet1.E1:Sheet1.E1</svg:desc>
                </draw:g>
              </table:table-cell>
              <table:table-cell office:value-type="string">
                <text:p>Rdst</text:p>
                <draw:g>
                  <svg:desc>Sheet1.F1:Sheet1.F1</svg:desc>
                </draw:g>
              </table:table-cell>
              <table:table-cell office:value-type="string">
                <text:p>Rdxsort</text:p>
                <draw:g>
                  <svg:desc>Sheet1.G1:Sheet1.G1</svg:desc>
                </draw:g>
              </table:table-cell>
              <table:table-cell office:value-type="string">
                <text:p>Radix 1</text:p>
                <draw:g>
                  <svg:desc>Sheet1.H1:Sheet1.H1</svg:desc>
                </draw:g>
              </table:table-cell>
              <table:table-cell office:value-type="string">
                <text:p>Radix 2</text:p>
                <draw:g>
                  <svg:desc>Sheet1.I1:Sheet1.I1</svg:desc>
                </draw:g>
              </table:table-cell>
              <table:table-cell office:value-type="string">
                <text:p>DragonSpit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0.000000178">
                <text:p>0.000000178</text:p>
                <draw:g>
                  <svg:desc>Sheet1.B2:Sheet1.B9</svg:desc>
                </draw:g>
              </table:table-cell>
              <table:table-cell office:value-type="float" office:value="0.000000196">
                <text:p>0.000000196</text:p>
                <draw:g>
                  <svg:desc>Sheet1.C2:Sheet1.C9</svg:desc>
                </draw:g>
              </table:table-cell>
              <table:table-cell office:value-type="float" office:value="0.000000185">
                <text:p>0.000000185</text:p>
                <draw:g>
                  <svg:desc>Sheet1.D2:Sheet1.D9</svg:desc>
                </draw:g>
              </table:table-cell>
              <table:table-cell office:value-type="float" office:value="0.000000178">
                <text:p>0.000000178</text:p>
                <draw:g>
                  <svg:desc>Sheet1.E2:Sheet1.E9</svg:desc>
                </draw:g>
              </table:table-cell>
              <table:table-cell office:value-type="float" office:value="0.000000363">
                <text:p>0.000000363</text:p>
                <draw:g>
                  <svg:desc>Sheet1.F2:Sheet1.F9</svg:desc>
                </draw:g>
              </table:table-cell>
              <table:table-cell office:value-type="float" office:value="0.000002731">
                <text:p>0.000002731</text:p>
                <draw:g>
                  <svg:desc>Sheet1.G2:Sheet1.G9</svg:desc>
                </draw:g>
              </table:table-cell>
              <table:table-cell office:value-type="float" office:value="0.00012">
                <text:p>0.00012</text:p>
                <draw:g>
                  <svg:desc>Sheet1.H2:Sheet1.H9</svg:desc>
                </draw:g>
              </table:table-cell>
              <table:table-cell office:value-type="float" office:value="0.0006545">
                <text:p>0.0006545</text:p>
                <draw:g>
                  <svg:desc>Sheet1.I2:Sheet1.I9</svg:desc>
                </draw:g>
              </table:table-cell>
              <table:table-cell office:value-type="float" office:value="0.000006661">
                <text:p>0.000006661</text:p>
                <draw:g>
                  <svg:desc>Sheet1.J2:Sheet1.J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196">
                <text:p>0.000002196</text:p>
              </table:table-cell>
              <table:table-cell office:value-type="float" office:value="0.00000282">
                <text:p>0.00000282</text:p>
              </table:table-cell>
              <table:table-cell office:value-type="float" office:value="0.000002184">
                <text:p>0.000002184</text:p>
              </table:table-cell>
              <table:table-cell office:value-type="float" office:value="0.000003225">
                <text:p>0.000003225</text:p>
              </table:table-cell>
              <table:table-cell office:value-type="float" office:value="0.000003578">
                <text:p>0.000003578</text:p>
              </table:table-cell>
              <table:table-cell office:value-type="float" office:value="0.000003707">
                <text:p>0.000003707</text:p>
              </table:table-cell>
              <table:table-cell office:value-type="float" office:value="0.00008577">
                <text:p>0.00008577</text:p>
              </table:table-cell>
              <table:table-cell office:value-type="float" office:value="0.0005272">
                <text:p>0.0005272</text:p>
              </table:table-cell>
              <table:table-cell office:value-type="float" office:value="0.0001352">
                <text:p>0.00013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2203">
                <text:p>0.00002203</text:p>
              </table:table-cell>
              <table:table-cell office:value-type="float" office:value="0.00003594">
                <text:p>0.00003594</text:p>
              </table:table-cell>
              <table:table-cell office:value-type="float" office:value="0.00002351">
                <text:p>0.00002351</text:p>
              </table:table-cell>
              <table:table-cell office:value-type="float" office:value="0.00003719">
                <text:p>0.00003719</text:p>
              </table:table-cell>
              <table:table-cell office:value-type="float" office:value="0.00001155">
                <text:p>0.00001155</text:p>
              </table:table-cell>
              <table:table-cell office:value-type="float" office:value="0.00001532">
                <text:p>0.00001532</text:p>
              </table:table-cell>
              <table:table-cell office:value-type="float" office:value="0.00006716">
                <text:p>0.00006716</text:p>
              </table:table-cell>
              <table:table-cell office:value-type="float" office:value="0.0005417">
                <text:p>0.0005417</text:p>
              </table:table-cell>
              <table:table-cell office:value-type="float" office:value="0.0001877">
                <text:p>0.000187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2435">
                <text:p>0.0002435</text:p>
              </table:table-cell>
              <table:table-cell office:value-type="float" office:value="0.0004503">
                <text:p>0.0004503</text:p>
              </table:table-cell>
              <table:table-cell office:value-type="float" office:value="0.0002034">
                <text:p>0.0002034</text:p>
              </table:table-cell>
              <table:table-cell office:value-type="float" office:value="0.0004995">
                <text:p>0.0004995</text:p>
              </table:table-cell>
              <table:table-cell office:value-type="float" office:value="0.00008398">
                <text:p>0.00008398</text:p>
              </table:table-cell>
              <table:table-cell office:value-type="float" office:value="0.0001229">
                <text:p>0.0001229</text:p>
              </table:table-cell>
              <table:table-cell office:value-type="float" office:value="0.0001068">
                <text:p>0.0001068</text:p>
              </table:table-cell>
              <table:table-cell office:value-type="float" office:value="0.0005498">
                <text:p>0.0005498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2666">
                <text:p>0.002666</text:p>
              </table:table-cell>
              <table:table-cell office:value-type="float" office:value="0.005738">
                <text:p>0.005738</text:p>
              </table:table-cell>
              <table:table-cell office:value-type="float" office:value="0.0008522">
                <text:p>0.0008522</text:p>
              </table:table-cell>
              <table:table-cell office:value-type="float" office:value="0.001969">
                <text:p>0.001969</text:p>
              </table:table-cell>
              <table:table-cell office:value-type="float" office:value="0.000841">
                <text:p>0.000841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7171">
                <text:p>0.0007171</text:p>
              </table:table-cell>
              <table:table-cell office:value-type="float" office:value="0.0008392">
                <text:p>0.0008392</text:p>
              </table:table-cell>
              <table:table-cell office:value-type="float" office:value="0.001211">
                <text:p>0.0012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292">
                <text:p>0.0292</text:p>
              </table:table-cell>
              <table:table-cell office:value-type="float" office:value="0.06856">
                <text:p>0.06856</text:p>
              </table:table-cell>
              <table:table-cell office:value-type="float" office:value="0.008773">
                <text:p>0.008773</text:p>
              </table:table-cell>
              <table:table-cell office:value-type="float" office:value="0.01673">
                <text:p>0.01673</text:p>
              </table:table-cell>
              <table:table-cell office:value-type="float" office:value="0.003691">
                <text:p>0.003691</text:p>
              </table:table-cell>
              <table:table-cell office:value-type="float" office:value="0.0133">
                <text:p>0.0133</text:p>
              </table:table-cell>
              <table:table-cell office:value-type="float" office:value="0.006974">
                <text:p>0.006974</text:p>
              </table:table-cell>
              <table:table-cell office:value-type="float" office:value="0.004925">
                <text:p>0.004925</text:p>
              </table:table-cell>
              <table:table-cell office:value-type="float" office:value="0.00586">
                <text:p>0.005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3208">
                <text:p>0.3208</text:p>
              </table:table-cell>
              <table:table-cell office:value-type="float" office:value="0.797">
                <text:p>0.797</text:p>
              </table:table-cell>
              <table:table-cell office:value-type="float" office:value="0.09855">
                <text:p>0.09855</text:p>
              </table:table-cell>
              <table:table-cell office:value-type="float" office:value="0.1977">
                <text:p>0.1977</text:p>
              </table:table-cell>
              <table:table-cell office:value-type="float" office:value="0.04075">
                <text:p>0.04075</text:p>
              </table:table-cell>
              <table:table-cell office:value-type="float" office:value="0.1561">
                <text:p>0.1561</text:p>
              </table:table-cell>
              <table:table-cell office:value-type="float" office:value="0.06865">
                <text:p>0.06865</text:p>
              </table:table-cell>
              <table:table-cell office:value-type="float" office:value="0.06358">
                <text:p>0.06358</text:p>
              </table:table-cell>
              <table:table-cell office:value-type="float" office:value="0.05115">
                <text:p>0.0511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.492">
                <text:p>3.492</text:p>
              </table:table-cell>
              <table:table-cell office:value-type="float" office:value="9.408">
                <text:p>9.408</text:p>
              </table:table-cell>
              <table:table-cell office:value-type="float" office:value="1.093">
                <text:p>1.093</text:p>
              </table:table-cell>
              <table:table-cell office:value-type="float" office:value="2.27">
                <text:p>2.27</text:p>
              </table:table-cell>
              <table:table-cell office:value-type="float" office:value="0.4246">
                <text:p>0.4246</text:p>
              </table:table-cell>
              <table:table-cell office:value-type="float" office:value="1.494">
                <text:p>1.494</text:p>
              </table:table-cell>
              <table:table-cell office:value-type="float" office:value="0.7086">
                <text:p>0.7086</text:p>
              </table:table-cell>
              <table:table-cell office:value-type="float" office:value="0.5895">
                <text:p>0.5895</text:p>
              </table:table-cell>
              <table:table-cell office:value-type="float" office:value="0.5048">
                <text:p>0.5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5.001cm" svg:height="15.001cm" xlink:href=".." xlink:type="simple" chart:class="chart:line" chart:style-name="ch1">
        <chart:title svg:x="8.329cm" svg:y="0.436cm" chart:style-name="ch2">
          <text:p>Element sort time for u32 (avg. of 5 runs)</text:p>
        </chart:title>
        <chart:subtitle svg:x="10.897cm" svg:y="1.515cm" chart:style-name="ch3">
          <text:p><text:span text:style-name="T1">i3-8100 (4 CPUs)</text:span></text:p>
        </chart:subtitle>
        <chart:legend chart:legend-position="end" svg:x="20.865cm" svg:y="5.209cm" style:legend-expansion="high" chart:style-name="ch4"/>
        <chart:plot-area chart:style-name="ch5" table:cell-range-address="Sheet1.A19:Sheet1.J22 Sheet1.B14:Sheet1.J14" chart:data-source-has-labels="both" svg:x="1.511cm" svg:y="2.498cm" svg:width="18.854cm" svg:height="11.222cm">
          <chart:coordinate-region svg:x="3.244cm" svg:y="2.698cm" svg:width="16.258cm" svg:height="10.375cm"/>
          <chart:axis chart:dimension="x" chart:name="primary-x" chart:style-name="ch6" chartooo:axis-type="auto">
            <chartooo:date-scale/>
            <chart:title svg:x="9.857cm" svg:y="14.02cm" chart:style-name="ch7">
              <text:p><text:span text:style-name="T2">Collection size</text:span></text:p>
            </chart:title>
            <chart:categories table:cell-range-address="Sheet1.A19:Sheet1.A22"/>
          </chart:axis>
          <chart:axis chart:dimension="y" chart:name="primary-y" chart:style-name="ch8">
            <chart:title svg:x="0.451cm" svg:y="9.913cm" chart:style-name="ch9">
              <text:p><text:span text:style-name="T2">Sort time per element (s)</text:span></text:p>
            </chart:title>
            <chart:grid chart:style-name="ch10" chart:class="major"/>
          </chart:axis>
          <chart:series chart:style-name="ch11" chart:values-cell-range-address="Sheet1.B19:Sheet1.B22" chart:label-cell-address="Sheet1.B14:Sheet1.B14" chart:class="chart:line">
            <chart:data-point chart:repeated="4"/>
          </chart:series>
          <chart:series chart:style-name="ch12" chart:values-cell-range-address="Sheet1.C19:Sheet1.C22" chart:label-cell-address="Sheet1.C14:Sheet1.C14" chart:class="chart:line">
            <chart:data-point chart:repeated="4"/>
          </chart:series>
          <chart:series chart:style-name="ch13" chart:values-cell-range-address="Sheet1.D19:Sheet1.D22" chart:label-cell-address="Sheet1.D14:Sheet1.D14" chart:class="chart:line">
            <chart:data-point chart:repeated="4"/>
          </chart:series>
          <chart:series chart:style-name="ch14" chart:values-cell-range-address="Sheet1.E19:Sheet1.E22" chart:label-cell-address="Sheet1.E14:Sheet1.E14" chart:class="chart:line">
            <chart:data-point chart:repeated="4"/>
          </chart:series>
          <chart:series chart:style-name="ch15" chart:values-cell-range-address="Sheet1.F19:Sheet1.F22" chart:label-cell-address="Sheet1.F14:Sheet1.F14" chart:class="chart:line">
            <chart:data-point chart:repeated="4"/>
          </chart:series>
          <chart:series chart:style-name="ch16" chart:values-cell-range-address="Sheet1.G19:Sheet1.G22" chart:label-cell-address="Sheet1.G14:Sheet1.G14" chart:class="chart:line">
            <chart:data-point chart:repeated="4"/>
          </chart:series>
          <chart:series chart:style-name="ch17" chart:values-cell-range-address="Sheet1.H19:Sheet1.H22" chart:label-cell-address="Sheet1.H14:Sheet1.H14" chart:class="chart:line">
            <chart:data-point chart:repeated="4"/>
          </chart:series>
          <chart:series chart:style-name="ch18" chart:values-cell-range-address="Sheet1.I19:Sheet1.I22" chart:label-cell-address="Sheet1.I14:Sheet1.I14" chart:class="chart:line">
            <chart:data-point chart:repeated="4"/>
          </chart:series>
          <chart:series chart:style-name="ch19" chart:values-cell-range-address="Sheet1.J19:Sheet1.J22" chart:label-cell-address="Sheet1.J14:Sheet1.J14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14:Sheet1.B14</svg:desc>
                </draw:g>
              </table:table-cell>
              <table:table-cell office:value-type="string">
                <text:p>Standard stable</text:p>
                <draw:g>
                  <svg:desc>Sheet1.C14:Sheet1.C14</svg:desc>
                </draw:g>
              </table:table-cell>
              <table:table-cell office:value-type="string">
                <text:p>Rayon unstable</text:p>
                <draw:g>
                  <svg:desc>Sheet1.D14:Sheet1.D14</svg:desc>
                </draw:g>
              </table:table-cell>
              <table:table-cell office:value-type="string">
                <text:p>Rayon stable</text:p>
                <draw:g>
                  <svg:desc>Sheet1.E14:Sheet1.E14</svg:desc>
                </draw:g>
              </table:table-cell>
              <table:table-cell office:value-type="string">
                <text:p>Rdst</text:p>
                <draw:g>
                  <svg:desc>Sheet1.F14:Sheet1.F14</svg:desc>
                </draw:g>
              </table:table-cell>
              <table:table-cell office:value-type="string">
                <text:p>Rdxsort</text:p>
                <draw:g>
                  <svg:desc>Sheet1.G14:Sheet1.G14</svg:desc>
                </draw:g>
              </table:table-cell>
              <table:table-cell office:value-type="string">
                <text:p>Radix 1</text:p>
                <draw:g>
                  <svg:desc>Sheet1.H14:Sheet1.H14</svg:desc>
                </draw:g>
              </table:table-cell>
              <table:table-cell office:value-type="string">
                <text:p>Radix 2</text:p>
                <draw:g>
                  <svg:desc>Sheet1.I14:Sheet1.I14</svg:desc>
                </draw:g>
              </table:table-cell>
              <table:table-cell office:value-type="string">
                <text:p>DragonSpit</text:p>
                <draw:g>
                  <svg:desc>Sheet1.J14:Sheet1.J1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9:Sheet1.A22</svg:desc>
                </draw:g>
              </table:table-cell>
              <table:table-cell office:value-type="float" office:value="0.00000002666">
                <text:p>0.00000002666</text:p>
                <draw:g>
                  <svg:desc>Sheet1.B19:Sheet1.B22</svg:desc>
                </draw:g>
              </table:table-cell>
              <table:table-cell office:value-type="float" office:value="0.00000005738">
                <text:p>0.00000005738</text:p>
                <draw:g>
                  <svg:desc>Sheet1.C19:Sheet1.C22</svg:desc>
                </draw:g>
              </table:table-cell>
              <table:table-cell office:value-type="float" office:value="0.000000008522">
                <text:p>0.000000008522</text:p>
                <draw:g>
                  <svg:desc>Sheet1.D19:Sheet1.D22</svg:desc>
                </draw:g>
              </table:table-cell>
              <table:table-cell office:value-type="float" office:value="0.00000001969">
                <text:p>0.00000001969</text:p>
                <draw:g>
                  <svg:desc>Sheet1.E19:Sheet1.E22</svg:desc>
                </draw:g>
              </table:table-cell>
              <table:table-cell office:value-type="float" office:value="0.00000000841">
                <text:p>0.00000000841</text:p>
                <draw:g>
                  <svg:desc>Sheet1.F19:Sheet1.F22</svg:desc>
                </draw:g>
              </table:table-cell>
              <table:table-cell office:value-type="float" office:value="0.00000001247">
                <text:p>0.00000001247</text:p>
                <draw:g>
                  <svg:desc>Sheet1.G19:Sheet1.G22</svg:desc>
                </draw:g>
              </table:table-cell>
              <table:table-cell office:value-type="float" office:value="0.000000007171">
                <text:p>0.000000007171</text:p>
                <draw:g>
                  <svg:desc>Sheet1.H19:Sheet1.H22</svg:desc>
                </draw:g>
              </table:table-cell>
              <table:table-cell office:value-type="float" office:value="0.000000008392">
                <text:p>0.000000008392</text:p>
                <draw:g>
                  <svg:desc>Sheet1.I19:Sheet1.I22</svg:desc>
                </draw:g>
              </table:table-cell>
              <table:table-cell office:value-type="float" office:value="0.00000001211">
                <text:p>0.00000001211</text:p>
                <draw:g>
                  <svg:desc>Sheet1.J19:Sheet1.J2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292">
                <text:p>0.0000000292</text:p>
              </table:table-cell>
              <table:table-cell office:value-type="float" office:value="0.00000006856">
                <text:p>0.00000006856</text:p>
              </table:table-cell>
              <table:table-cell office:value-type="float" office:value="0.000000008773">
                <text:p>0.000000008773</text:p>
              </table:table-cell>
              <table:table-cell office:value-type="float" office:value="0.00000001673">
                <text:p>0.00000001673</text:p>
              </table:table-cell>
              <table:table-cell office:value-type="float" office:value="0.000000003691">
                <text:p>0.000000003691</text:p>
              </table:table-cell>
              <table:table-cell office:value-type="float" office:value="0.0000000133">
                <text:p>0.0000000133</text:p>
              </table:table-cell>
              <table:table-cell office:value-type="float" office:value="0.000000006974">
                <text:p>0.000000006974</text:p>
              </table:table-cell>
              <table:table-cell office:value-type="float" office:value="0.000000004925">
                <text:p>0.000000004925</text:p>
              </table:table-cell>
              <table:table-cell office:value-type="float" office:value="0.00000000586">
                <text:p>0.000000005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208">
                <text:p>0.00000003208</text:p>
              </table:table-cell>
              <table:table-cell office:value-type="float" office:value="0.0000000797">
                <text:p>0.0000000797</text:p>
              </table:table-cell>
              <table:table-cell office:value-type="float" office:value="0.000000009855">
                <text:p>0.000000009855</text:p>
              </table:table-cell>
              <table:table-cell office:value-type="float" office:value="0.00000001977">
                <text:p>0.00000001977</text:p>
              </table:table-cell>
              <table:table-cell office:value-type="float" office:value="0.000000004075">
                <text:p>0.000000004075</text:p>
              </table:table-cell>
              <table:table-cell office:value-type="float" office:value="0.00000001561">
                <text:p>0.00000001561</text:p>
              </table:table-cell>
              <table:table-cell office:value-type="float" office:value="0.000000006865">
                <text:p>0.000000006865</text:p>
              </table:table-cell>
              <table:table-cell office:value-type="float" office:value="0.000000006358">
                <text:p>0.000000006358</text:p>
              </table:table-cell>
              <table:table-cell office:value-type="float" office:value="0.000000005115">
                <text:p>0.00000000511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3492">
                <text:p>0.00000003492</text:p>
              </table:table-cell>
              <table:table-cell office:value-type="float" office:value="0.00000009408">
                <text:p>0.00000009408</text:p>
              </table:table-cell>
              <table:table-cell office:value-type="float" office:value="0.00000001093">
                <text:p>0.00000001093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0.000000004246">
                <text:p>0.000000004246</text:p>
              </table:table-cell>
              <table:table-cell office:value-type="float" office:value="0.00000001494">
                <text:p>0.00000001494</text:p>
              </table:table-cell>
              <table:table-cell office:value-type="float" office:value="0.000000007086">
                <text:p>0.000000007086</text:p>
              </table:table-cell>
              <table:table-cell office:value-type="float" office:value="0.000000005895">
                <text:p>0.000000005895</text:p>
              </table:table-cell>
              <table:table-cell office:value-type="float" office:value="0.000000005048">
                <text:p>0.000000005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4cm" svg:y="2.209cm" style:legend-expansion="high" chart:style-name="ch2"/>
        <chart:plot-area chart:style-name="ch3" table:cell-range-address="Sheet1.A32:Sheet1.J41" chart:data-source-has-labels="both" svg:x="0.32cm" svg:y="0.18cm" svg:width="11.224cm" svg:height="8.64cm">
          <chart:coordinate-region svg:x="2.053cm" svg:y="0.379cm" svg:width="9.35cm" svg:height="6.557cm"/>
          <chart:axis chart:dimension="x" chart:name="primary-x" chart:style-name="ch4" chartooo:axis-type="auto">
            <chartooo:date-scale/>
            <chart:categories table:cell-range-address="Sheet1.A33:Sheet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B41" chart:label-cell-address="Sheet1.B32:Sheet1.B32" chart:class="chart:line">
            <chart:data-point chart:repeated="9"/>
          </chart:series>
          <chart:series chart:style-name="ch8" chart:values-cell-range-address="Sheet1.C33:Sheet1.C41" chart:label-cell-address="Sheet1.C32:Sheet1.C32" chart:class="chart:line">
            <chart:data-point chart:repeated="9"/>
          </chart:series>
          <chart:series chart:style-name="ch9" chart:values-cell-range-address="Sheet1.D33:Sheet1.D41" chart:label-cell-address="Sheet1.D32:Sheet1.D32" chart:class="chart:line">
            <chart:data-point chart:repeated="9"/>
          </chart:series>
          <chart:series chart:style-name="ch10" chart:values-cell-range-address="Sheet1.E33:Sheet1.E41" chart:label-cell-address="Sheet1.E32:Sheet1.E32" chart:class="chart:line">
            <chart:data-point chart:repeated="9"/>
          </chart:series>
          <chart:series chart:style-name="ch11" chart:values-cell-range-address="Sheet1.F33:Sheet1.F41" chart:label-cell-address="Sheet1.F32:Sheet1.F32" chart:class="chart:line">
            <chart:data-point chart:repeated="9"/>
          </chart:series>
          <chart:series chart:style-name="ch12" chart:values-cell-range-address="Sheet1.G33:Sheet1.G41" chart:label-cell-address="Sheet1.G32:Sheet1.G32" chart:class="chart:line">
            <chart:data-point chart:repeated="9"/>
          </chart:series>
          <chart:series chart:style-name="ch13" chart:values-cell-range-address="Sheet1.H33:Sheet1.H41" chart:label-cell-address="Sheet1.H32:Sheet1.H32" chart:class="chart:line">
            <chart:data-point chart:repeated="9"/>
          </chart:series>
          <chart:series chart:style-name="ch14" chart:values-cell-range-address="Sheet1.I33:Sheet1.I41" chart:label-cell-address="Sheet1.I32:Sheet1.I32" chart:class="chart:line">
            <chart:data-point chart:repeated="9"/>
          </chart:series>
          <chart:series chart:style-name="ch15" chart:values-cell-range-address="Sheet1.J33:Sheet1.J41" chart:label-cell-address="Sheet1.J32:Sheet1.J3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32:Sheet1.B32</svg:desc>
                </draw:g>
              </table:table-cell>
              <table:table-cell office:value-type="string">
                <text:p>Standard stable</text:p>
                <draw:g>
                  <svg:desc>Sheet1.C32:Sheet1.C32</svg:desc>
                </draw:g>
              </table:table-cell>
              <table:table-cell office:value-type="string">
                <text:p>Rayon unstable</text:p>
                <draw:g>
                  <svg:desc>Sheet1.D32:Sheet1.D32</svg:desc>
                </draw:g>
              </table:table-cell>
              <table:table-cell office:value-type="string">
                <text:p>Rayon stable</text:p>
                <draw:g>
                  <svg:desc>Sheet1.E32:Sheet1.E32</svg:desc>
                </draw:g>
              </table:table-cell>
              <table:table-cell office:value-type="string">
                <text:p>Rdst</text:p>
                <draw:g>
                  <svg:desc>Sheet1.F32:Sheet1.F32</svg:desc>
                </draw:g>
              </table:table-cell>
              <table:table-cell office:value-type="string">
                <text:p>Rdxsort</text:p>
                <draw:g>
                  <svg:desc>Sheet1.G32:Sheet1.G32</svg:desc>
                </draw:g>
              </table:table-cell>
              <table:table-cell office:value-type="string">
                <text:p>Radix 1</text:p>
                <draw:g>
                  <svg:desc>Sheet1.H32:Sheet1.H32</svg:desc>
                </draw:g>
              </table:table-cell>
              <table:table-cell office:value-type="string">
                <text:p>Radix 2</text:p>
                <draw:g>
                  <svg:desc>Sheet1.I32:Sheet1.I32</svg:desc>
                </draw:g>
              </table:table-cell>
              <table:table-cell office:value-type="string">
                <text:p>DragonSpit</text:p>
                <draw:g>
                  <svg:desc>Sheet1.J32:Sheet1.J3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3:Sheet1.A41</svg:desc>
                </draw:g>
              </table:table-cell>
              <table:table-cell office:value-type="float" office:value="0.000001145">
                <text:p>0.000001145</text:p>
                <draw:g>
                  <svg:desc>Sheet1.B33:Sheet1.B41</svg:desc>
                </draw:g>
              </table:table-cell>
              <table:table-cell office:value-type="float" office:value="0.000001425">
                <text:p>0.000001425</text:p>
                <draw:g>
                  <svg:desc>Sheet1.C33:Sheet1.C41</svg:desc>
                </draw:g>
              </table:table-cell>
              <table:table-cell office:value-type="float" office:value="0.000001327">
                <text:p>0.000001327</text:p>
                <draw:g>
                  <svg:desc>Sheet1.D33:Sheet1.D41</svg:desc>
                </draw:g>
              </table:table-cell>
              <table:table-cell office:value-type="float" office:value="0.000001453">
                <text:p>0.000001453</text:p>
                <draw:g>
                  <svg:desc>Sheet1.E33:Sheet1.E41</svg:desc>
                </draw:g>
              </table:table-cell>
              <table:table-cell office:value-type="float" office:value="0.000001438">
                <text:p>0.000001438</text:p>
                <draw:g>
                  <svg:desc>Sheet1.F33:Sheet1.F41</svg:desc>
                </draw:g>
              </table:table-cell>
              <table:table-cell office:value-type="float" office:value="0.000003143">
                <text:p>0.000003143</text:p>
                <draw:g>
                  <svg:desc>Sheet1.G33:Sheet1.G41</svg:desc>
                </draw:g>
              </table:table-cell>
              <table:table-cell office:value-type="float" office:value="0.0004091">
                <text:p>0.0004091</text:p>
                <draw:g>
                  <svg:desc>Sheet1.H33:Sheet1.H41</svg:desc>
                </draw:g>
              </table:table-cell>
              <table:table-cell office:value-type="float" office:value="0.003351">
                <text:p>0.003351</text:p>
                <draw:g>
                  <svg:desc>Sheet1.I33:Sheet1.I41</svg:desc>
                </draw:g>
              </table:table-cell>
              <table:table-cell office:value-type="float" office:value="0.000008189">
                <text:p>0.000008189</text:p>
                <draw:g>
                  <svg:desc>Sheet1.J33:Sheet1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095">
                <text:p>0.000002095</text:p>
              </table:table-cell>
              <table:table-cell office:value-type="float" office:value="0.000005419">
                <text:p>0.000005419</text:p>
              </table:table-cell>
              <table:table-cell office:value-type="float" office:value="0.000002961">
                <text:p>0.000002961</text:p>
              </table:table-cell>
              <table:table-cell office:value-type="float" office:value="0.000003562">
                <text:p>0.000003562</text:p>
              </table:table-cell>
              <table:table-cell office:value-type="float" office:value="0.000003715">
                <text:p>0.000003715</text:p>
              </table:table-cell>
              <table:table-cell office:value-type="float" office:value="0.000003855">
                <text:p>0.000003855</text:p>
              </table:table-cell>
              <table:table-cell office:value-type="float" office:value="0.0003047">
                <text:p>0.0003047</text:p>
              </table:table-cell>
              <table:table-cell office:value-type="float" office:value="0.002495">
                <text:p>0.002495</text:p>
              </table:table-cell>
              <table:table-cell office:value-type="float" office:value="0.0002127">
                <text:p>0.00021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1137">
                <text:p>0.00001137</text:p>
              </table:table-cell>
              <table:table-cell office:value-type="float" office:value="0.00001574">
                <text:p>0.00001574</text:p>
              </table:table-cell>
              <table:table-cell office:value-type="float" office:value="0.00001778">
                <text:p>0.00001778</text:p>
              </table:table-cell>
              <table:table-cell office:value-type="float" office:value="0.0000284">
                <text:p>0.0000284</text:p>
              </table:table-cell>
              <table:table-cell office:value-type="float" office:value="0.00001245">
                <text:p>0.00001245</text:p>
              </table:table-cell>
              <table:table-cell office:value-type="float" office:value="0.00001724">
                <text:p>0.00001724</text:p>
              </table:table-cell>
              <table:table-cell office:value-type="float" office:value="0.0001174">
                <text:p>0.0001174</text:p>
              </table:table-cell>
              <table:table-cell office:value-type="float" office:value="0.002498">
                <text:p>0.002498</text:p>
              </table:table-cell>
              <table:table-cell office:value-type="float" office:value="0.0002606">
                <text:p>0.00026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1027">
                <text:p>0.0001027</text:p>
              </table:table-cell>
              <table:table-cell office:value-type="float" office:value="0.0001818">
                <text:p>0.0001818</text:p>
              </table:table-cell>
              <table:table-cell office:value-type="float" office:value="0.0006189">
                <text:p>0.0006189</text:p>
              </table:table-cell>
              <table:table-cell office:value-type="float" office:value="0.0004961">
                <text:p>0.0004961</text:p>
              </table:table-cell>
              <table:table-cell office:value-type="float" office:value="0.00005185">
                <text:p>0.00005185</text:p>
              </table:table-cell>
              <table:table-cell office:value-type="float" office:value="0.0001447">
                <text:p>0.0001447</text:p>
              </table:table-cell>
              <table:table-cell office:value-type="float" office:value="0.0002664">
                <text:p>0.0002664</text:p>
              </table:table-cell>
              <table:table-cell office:value-type="float" office:value="0.002601">
                <text:p>0.002601</text:p>
              </table:table-cell>
              <table:table-cell office:value-type="float" office:value="0.0003941">
                <text:p>0.00039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1267">
                <text:p>0.001267</text:p>
              </table:table-cell>
              <table:table-cell office:value-type="float" office:value="0.001615">
                <text:p>0.001615</text:p>
              </table:table-cell>
              <table:table-cell office:value-type="float" office:value="0.0004169">
                <text:p>0.0004169</text:p>
              </table:table-cell>
              <table:table-cell office:value-type="float" office:value="0.000558">
                <text:p>0.000558</text:p>
              </table:table-cell>
              <table:table-cell office:value-type="float" office:value="0.0006049">
                <text:p>0.0006049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142">
                <text:p>0.001142</text:p>
              </table:table-cell>
              <table:table-cell office:value-type="float" office:value="0.00276">
                <text:p>0.00276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1444">
                <text:p>0.01444</text:p>
              </table:table-cell>
              <table:table-cell office:value-type="float" office:value="0.01862">
                <text:p>0.01862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481">
                <text:p>0.004481</text:p>
              </table:table-cell>
              <table:table-cell office:value-type="float" office:value="0.00227">
                <text:p>0.00227</text:p>
              </table:table-cell>
              <table:table-cell office:value-type="float" office:value="0.01563">
                <text:p>0.01563</text:p>
              </table:table-cell>
              <table:table-cell office:value-type="float" office:value="0.0132">
                <text:p>0.0132</text:p>
              </table:table-cell>
              <table:table-cell office:value-type="float" office:value="0.005956">
                <text:p>0.005956</text:p>
              </table:table-cell>
              <table:table-cell office:value-type="float" office:value="0.01436">
                <text:p>0.0143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1739">
                <text:p>0.1739</text:p>
              </table:table-cell>
              <table:table-cell office:value-type="float" office:value="0.2405">
                <text:p>0.2405</text:p>
              </table:table-cell>
              <table:table-cell office:value-type="float" office:value="0.04505">
                <text:p>0.04505</text:p>
              </table:table-cell>
              <table:table-cell office:value-type="float" office:value="0.08556">
                <text:p>0.08556</text:p>
              </table:table-cell>
              <table:table-cell office:value-type="float" office:value="0.03865">
                <text:p>0.03865</text:p>
              </table:table-cell>
              <table:table-cell office:value-type="float" office:value="0.1763">
                <text:p>0.1763</text:p>
              </table:table-cell>
              <table:table-cell office:value-type="float" office:value="0.1099">
                <text:p>0.1099</text:p>
              </table:table-cell>
              <table:table-cell office:value-type="float" office:value="0.07016">
                <text:p>0.07016</text:p>
              </table:table-cell>
              <table:table-cell office:value-type="float" office:value="0.05153">
                <text:p>0.0515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.007">
                <text:p>2.007</text:p>
              </table:table-cell>
              <table:table-cell office:value-type="float" office:value="2.788">
                <text:p>2.788</text:p>
              </table:table-cell>
              <table:table-cell office:value-type="float" office:value="0.5419">
                <text:p>0.5419</text:p>
              </table:table-cell>
              <table:table-cell office:value-type="float" office:value="0.9971">
                <text:p>0.9971</text:p>
              </table:table-cell>
              <table:table-cell office:value-type="float" office:value="0.3488">
                <text:p>0.3488</text:p>
              </table:table-cell>
              <table:table-cell office:value-type="float" office:value="1.582">
                <text:p>1.582</text:p>
              </table:table-cell>
              <table:table-cell office:value-type="float" office:value="1.001">
                <text:p>1.001</text:p>
              </table:table-cell>
              <table:table-cell office:value-type="float" office:value="0.5419">
                <text:p>0.5419</text:p>
              </table:table-cell>
              <table:table-cell office:value-type="float" office:value="0.3869">
                <text:p>0.386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2.61">
                <text:p>22.61</text:p>
              </table:table-cell>
              <table:table-cell office:value-type="float" office:value="31.73">
                <text:p>31.73</text:p>
              </table:table-cell>
              <table:table-cell office:value-type="float" office:value="7.288">
                <text:p>7.288</text:p>
              </table:table-cell>
              <table:table-cell office:value-type="float" office:value="12.05">
                <text:p>12.05</text:p>
              </table:table-cell>
              <table:table-cell office:value-type="float" office:value="3.921">
                <text:p>3.921</text:p>
              </table:table-cell>
              <table:table-cell office:value-type="float" office:value="15.6">
                <text:p>15.6</text:p>
              </table:table-cell>
              <table:table-cell office:value-type="float" office:value="10.55">
                <text:p>10.55</text:p>
              </table:table-cell>
              <table:table-cell office:value-type="float" office:value="4.975">
                <text:p>4.975</text:p>
              </table:table-cell>
              <table:table-cell office:value-type="float" office:value="3.699">
                <text:p>3.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4cm" svg:y="2.209cm" style:legend-expansion="high" chart:style-name="ch2"/>
        <chart:plot-area chart:style-name="ch3" table:cell-range-address="Sheet1.A48:Sheet1.J52 Sheet1.B43:Sheet1.J43" chart:data-source-has-labels="both" svg:x="0.32cm" svg:y="0.18cm" svg:width="11.224cm" svg:height="8.64cm">
          <chart:coordinate-region svg:x="2.053cm" svg:y="0.379cm" svg:width="8.533cm" svg:height="7.794cm"/>
          <chart:axis chart:dimension="x" chart:name="primary-x" chart:style-name="ch4" chartooo:axis-type="auto">
            <chartooo:date-scale/>
            <chart:categories table:cell-range-address="Sheet1.A48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2" chart:label-cell-address="Sheet1.B43:Sheet1.B43" chart:class="chart:line">
            <chart:data-point chart:repeated="5"/>
          </chart:series>
          <chart:series chart:style-name="ch8" chart:values-cell-range-address="Sheet1.C48:Sheet1.C52" chart:label-cell-address="Sheet1.C43:Sheet1.C43" chart:class="chart:line">
            <chart:data-point chart:repeated="5"/>
          </chart:series>
          <chart:series chart:style-name="ch9" chart:values-cell-range-address="Sheet1.D48:Sheet1.D52" chart:label-cell-address="Sheet1.D43:Sheet1.D43" chart:class="chart:line">
            <chart:data-point chart:repeated="5"/>
          </chart:series>
          <chart:series chart:style-name="ch10" chart:values-cell-range-address="Sheet1.E48:Sheet1.E52" chart:label-cell-address="Sheet1.E43:Sheet1.E43" chart:class="chart:line">
            <chart:data-point chart:repeated="5"/>
          </chart:series>
          <chart:series chart:style-name="ch11" chart:values-cell-range-address="Sheet1.F48:Sheet1.F52" chart:label-cell-address="Sheet1.F43:Sheet1.F43" chart:class="chart:line">
            <chart:data-point chart:repeated="5"/>
          </chart:series>
          <chart:series chart:style-name="ch12" chart:values-cell-range-address="Sheet1.G48:Sheet1.G52" chart:label-cell-address="Sheet1.G43:Sheet1.G43" chart:class="chart:line">
            <chart:data-point chart:repeated="5"/>
          </chart:series>
          <chart:series chart:style-name="ch13" chart:values-cell-range-address="Sheet1.H48:Sheet1.H52" chart:label-cell-address="Sheet1.H43:Sheet1.H43" chart:class="chart:line">
            <chart:data-point chart:repeated="5"/>
          </chart:series>
          <chart:series chart:style-name="ch14" chart:values-cell-range-address="Sheet1.I48:Sheet1.I52" chart:label-cell-address="Sheet1.I43:Sheet1.I43" chart:class="chart:line">
            <chart:data-point chart:repeated="5"/>
          </chart:series>
          <chart:series chart:style-name="ch15" chart:values-cell-range-address="Sheet1.J48:Sheet1.J52" chart:label-cell-address="Sheet1.J43:Sheet1.J43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43:Sheet1.B43</svg:desc>
                </draw:g>
              </table:table-cell>
              <table:table-cell office:value-type="string">
                <text:p>Standard stable</text:p>
                <draw:g>
                  <svg:desc>Sheet1.C43:Sheet1.C43</svg:desc>
                </draw:g>
              </table:table-cell>
              <table:table-cell office:value-type="string">
                <text:p>Rayon unstable</text:p>
                <draw:g>
                  <svg:desc>Sheet1.D43:Sheet1.D43</svg:desc>
                </draw:g>
              </table:table-cell>
              <table:table-cell office:value-type="string">
                <text:p>Rayon stable</text:p>
                <draw:g>
                  <svg:desc>Sheet1.E43:Sheet1.E43</svg:desc>
                </draw:g>
              </table:table-cell>
              <table:table-cell office:value-type="string">
                <text:p>Rdst</text:p>
                <draw:g>
                  <svg:desc>Sheet1.F43:Sheet1.F43</svg:desc>
                </draw:g>
              </table:table-cell>
              <table:table-cell office:value-type="string">
                <text:p>Rdxsort</text:p>
                <draw:g>
                  <svg:desc>Sheet1.G43:Sheet1.G43</svg:desc>
                </draw:g>
              </table:table-cell>
              <table:table-cell office:value-type="string">
                <text:p>Radix 1</text:p>
                <draw:g>
                  <svg:desc>Sheet1.H43:Sheet1.H43</svg:desc>
                </draw:g>
              </table:table-cell>
              <table:table-cell office:value-type="string">
                <text:p>Radix 2</text:p>
                <draw:g>
                  <svg:desc>Sheet1.I43:Sheet1.I43</svg:desc>
                </draw:g>
              </table:table-cell>
              <table:table-cell office:value-type="string">
                <text:p>DragonSpit</text:p>
                <draw:g>
                  <svg:desc>Sheet1.J43:Sheet1.J4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48:Sheet1.A52</svg:desc>
                </draw:g>
              </table:table-cell>
              <table:table-cell office:value-type="float" office:value="0.00000001267">
                <text:p>0.00000001267</text:p>
                <draw:g>
                  <svg:desc>Sheet1.B48:Sheet1.B52</svg:desc>
                </draw:g>
              </table:table-cell>
              <table:table-cell office:value-type="float" office:value="0.00000001615">
                <text:p>0.00000001615</text:p>
                <draw:g>
                  <svg:desc>Sheet1.C48:Sheet1.C52</svg:desc>
                </draw:g>
              </table:table-cell>
              <table:table-cell office:value-type="float" office:value="0.000000004169">
                <text:p>0.000000004169</text:p>
                <draw:g>
                  <svg:desc>Sheet1.D48:Sheet1.D52</svg:desc>
                </draw:g>
              </table:table-cell>
              <table:table-cell office:value-type="float" office:value="0.00000000558">
                <text:p>0.00000000558</text:p>
                <draw:g>
                  <svg:desc>Sheet1.E48:Sheet1.E52</svg:desc>
                </draw:g>
              </table:table-cell>
              <table:table-cell office:value-type="float" office:value="0.000000006049">
                <text:p>0.000000006049</text:p>
                <draw:g>
                  <svg:desc>Sheet1.F48:Sheet1.F52</svg:desc>
                </draw:g>
              </table:table-cell>
              <table:table-cell office:value-type="float" office:value="0.00000001408">
                <text:p>0.00000001408</text:p>
                <draw:g>
                  <svg:desc>Sheet1.G48:Sheet1.G52</svg:desc>
                </draw:g>
              </table:table-cell>
              <table:table-cell office:value-type="float" office:value="0.00000001142">
                <text:p>0.00000001142</text:p>
                <draw:g>
                  <svg:desc>Sheet1.H48:Sheet1.H52</svg:desc>
                </draw:g>
              </table:table-cell>
              <table:table-cell office:value-type="float" office:value="0.0000000276">
                <text:p>0.0000000276</text:p>
                <draw:g>
                  <svg:desc>Sheet1.I48:Sheet1.I52</svg:desc>
                </draw:g>
              </table:table-cell>
              <table:table-cell office:value-type="float" office:value="0.00000002417">
                <text:p>0.00000002417</text:p>
                <draw:g>
                  <svg:desc>Sheet1.J48:Sheet1.J5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1444">
                <text:p>0.00000001444</text:p>
              </table:table-cell>
              <table:table-cell office:value-type="float" office:value="0.00000001862">
                <text:p>0.00000001862</text:p>
              </table:table-cell>
              <table:table-cell office:value-type="float" office:value="0.000000004515">
                <text:p>0.000000004515</text:p>
              </table:table-cell>
              <table:table-cell office:value-type="float" office:value="0.000000004481">
                <text:p>0.000000004481</text:p>
              </table:table-cell>
              <table:table-cell office:value-type="float" office:value="0.00000000227">
                <text:p>0.00000000227</text:p>
              </table:table-cell>
              <table:table-cell office:value-type="float" office:value="0.00000001563">
                <text:p>0.00000001563</text:p>
              </table:table-cell>
              <table:table-cell office:value-type="float" office:value="0.0000000132">
                <text:p>0.0000000132</text:p>
              </table:table-cell>
              <table:table-cell office:value-type="float" office:value="0.000000005956">
                <text:p>0.000000005956</text:p>
              </table:table-cell>
              <table:table-cell office:value-type="float" office:value="0.00000001436">
                <text:p>0.0000000143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1739">
                <text:p>0.00000001739</text:p>
              </table:table-cell>
              <table:table-cell office:value-type="float" office:value="0.00000002405">
                <text:p>0.00000002405</text:p>
              </table:table-cell>
              <table:table-cell office:value-type="float" office:value="0.000000004505">
                <text:p>0.000000004505</text:p>
              </table:table-cell>
              <table:table-cell office:value-type="float" office:value="0.000000008556">
                <text:p>0.000000008556</text:p>
              </table:table-cell>
              <table:table-cell office:value-type="float" office:value="0.000000003865">
                <text:p>0.000000003865</text:p>
              </table:table-cell>
              <table:table-cell office:value-type="float" office:value="0.00000001763">
                <text:p>0.00000001763</text:p>
              </table:table-cell>
              <table:table-cell office:value-type="float" office:value="0.00000001099">
                <text:p>0.00000001099</text:p>
              </table:table-cell>
              <table:table-cell office:value-type="float" office:value="0.000000007016">
                <text:p>0.000000007016</text:p>
              </table:table-cell>
              <table:table-cell office:value-type="float" office:value="0.000000005153">
                <text:p>0.00000000515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2007">
                <text:p>0.00000002007</text:p>
              </table:table-cell>
              <table:table-cell office:value-type="float" office:value="0.00000002788">
                <text:p>0.00000002788</text:p>
              </table:table-cell>
              <table:table-cell office:value-type="float" office:value="0.000000005419">
                <text:p>0.000000005419</text:p>
              </table:table-cell>
              <table:table-cell office:value-type="float" office:value="0.000000009971">
                <text:p>0.000000009971</text:p>
              </table:table-cell>
              <table:table-cell office:value-type="float" office:value="0.000000003488">
                <text:p>0.000000003488</text:p>
              </table:table-cell>
              <table:table-cell office:value-type="float" office:value="0.00000001582">
                <text:p>0.00000001582</text:p>
              </table:table-cell>
              <table:table-cell office:value-type="float" office:value="0.00000001001">
                <text:p>0.00000001001</text:p>
              </table:table-cell>
              <table:table-cell office:value-type="float" office:value="0.000000005419">
                <text:p>0.000000005419</text:p>
              </table:table-cell>
              <table:table-cell office:value-type="float" office:value="0.000000003869">
                <text:p>0.00000000386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0.00000002261">
                <text:p>0.00000002261</text:p>
              </table:table-cell>
              <table:table-cell office:value-type="float" office:value="0.00000003173">
                <text:p>0.00000003173</text:p>
              </table:table-cell>
              <table:table-cell office:value-type="float" office:value="0.000000007288">
                <text:p>0.000000007288</text:p>
              </table:table-cell>
              <table:table-cell office:value-type="float" office:value="0.00000001205">
                <text:p>0.00000001205</text:p>
              </table:table-cell>
              <table:table-cell office:value-type="float" office:value="0.000000003921">
                <text:p>0.000000003921</text:p>
              </table:table-cell>
              <table:table-cell office:value-type="float" office:value="0.0000000156">
                <text:p>0.0000000156</text:p>
              </table:table-cell>
              <table:table-cell office:value-type="float" office:value="0.00000001055">
                <text:p>0.00000001055</text:p>
              </table:table-cell>
              <table:table-cell office:value-type="float" office:value="0.000000004975">
                <text:p>0.000000004975</text:p>
              </table:table-cell>
              <table:table-cell office:value-type="float" office:value="0.000000003699">
                <text:p>0.000000003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